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56"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57"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58"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59"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0" style:family="paragraph" style:parent-style-name="Standard">
      <style:text-properties officeooo:rsid="0043b333" officeooo:paragraph-rsid="00fea319"/>
    </style:style>
    <style:style style:name="P361" style:family="paragraph" style:parent-style-name="Standard">
      <style:text-properties officeooo:rsid="01042038" officeooo:paragraph-rsid="01042038"/>
    </style:style>
    <style:style style:name="P362" style:family="paragraph" style:parent-style-name="Standard">
      <style:text-properties officeooo:rsid="01042038" officeooo:paragraph-rsid="0105e2e5"/>
    </style:style>
    <style:style style:name="P363" style:family="paragraph" style:parent-style-name="Standard">
      <style:text-properties officeooo:rsid="01042038" officeooo:paragraph-rsid="014d1806"/>
    </style:style>
    <style:style style:name="P364" style:family="paragraph" style:parent-style-name="Standard">
      <style:text-properties officeooo:rsid="014beb9e" officeooo:paragraph-rsid="014d1806"/>
    </style:style>
    <style:style style:name="P365" style:family="paragraph" style:parent-style-name="Standard">
      <style:text-properties officeooo:paragraph-rsid="0155bfe0"/>
    </style:style>
    <style:style style:name="P366" style:family="paragraph" style:parent-style-name="Standard">
      <style:text-properties officeooo:paragraph-rsid="01b5dc1d"/>
    </style:style>
    <style:style style:name="P367" style:family="paragraph" style:parent-style-name="Standard">
      <style:text-properties officeooo:rsid="01f32b74" officeooo:paragraph-rsid="01f32b74"/>
    </style:style>
    <style:style style:name="P368" style:family="paragraph" style:parent-style-name="Text_20_body">
      <style:text-properties officeooo:rsid="0019de0a" officeooo:paragraph-rsid="0019de0a"/>
    </style:style>
    <style:style style:name="P369" style:family="paragraph" style:parent-style-name="Table_20_Contents">
      <style:text-properties officeooo:rsid="00d24909" officeooo:paragraph-rsid="00d24909"/>
    </style:style>
    <style:style style:name="P370" style:family="paragraph" style:parent-style-name="Table_20_Contents">
      <style:text-properties officeooo:rsid="00d24909" officeooo:paragraph-rsid="016465a0"/>
    </style:style>
    <style:style style:name="P371" style:family="paragraph" style:parent-style-name="Table_20_Contents">
      <style:text-properties officeooo:rsid="00d24909" officeooo:paragraph-rsid="01e7fc68"/>
    </style:style>
    <style:style style:name="P372" style:family="paragraph" style:parent-style-name="Table_20_Contents">
      <style:text-properties officeooo:rsid="00d62ad0" officeooo:paragraph-rsid="00d62ad0"/>
    </style:style>
    <style:style style:name="P373" style:family="paragraph" style:parent-style-name="Table_20_Contents">
      <style:text-properties officeooo:rsid="00d62ad0" officeooo:paragraph-rsid="016465a0"/>
    </style:style>
    <style:style style:name="P374" style:family="paragraph" style:parent-style-name="Table_20_Contents">
      <style:text-properties officeooo:rsid="00d62ad0" officeooo:paragraph-rsid="01c4924d"/>
    </style:style>
    <style:style style:name="P375" style:family="paragraph" style:parent-style-name="Table_20_Contents">
      <style:text-properties officeooo:rsid="00d62ad0" officeooo:paragraph-rsid="01e7fc68"/>
    </style:style>
    <style:style style:name="P376" style:family="paragraph" style:parent-style-name="Table_20_Contents">
      <style:text-properties officeooo:rsid="00d7d1f0" officeooo:paragraph-rsid="00d7d1f0"/>
    </style:style>
    <style:style style:name="P377" style:family="paragraph" style:parent-style-name="Table_20_Contents">
      <style:text-properties officeooo:rsid="00d7d1f0" officeooo:paragraph-rsid="016465a0"/>
    </style:style>
    <style:style style:name="P378" style:family="paragraph" style:parent-style-name="Table_20_Contents">
      <style:text-properties officeooo:rsid="00d7d1f0" officeooo:paragraph-rsid="01c4924d"/>
    </style:style>
    <style:style style:name="P379" style:family="paragraph" style:parent-style-name="Table_20_Contents">
      <style:text-properties officeooo:rsid="00d7d1f0" officeooo:paragraph-rsid="01e7fc68"/>
    </style:style>
    <style:style style:name="P380" style:family="paragraph" style:parent-style-name="Table_20_Contents">
      <style:text-properties officeooo:rsid="011dbf00" officeooo:paragraph-rsid="011dbf00"/>
    </style:style>
    <style:style style:name="P381" style:family="paragraph" style:parent-style-name="Table_20_Contents">
      <style:text-properties officeooo:paragraph-rsid="016465a0"/>
    </style:style>
    <style:style style:name="P382" style:family="paragraph" style:parent-style-name="Table_20_Contents">
      <style:text-properties officeooo:rsid="01c4924d" officeooo:paragraph-rsid="01c4924d"/>
    </style:style>
    <style:style style:name="P383" style:family="paragraph" style:parent-style-name="Table_20_Contents">
      <style:text-properties officeooo:rsid="01c4924d" officeooo:paragraph-rsid="01e7fc68"/>
    </style:style>
    <style:style style:name="P384" style:family="paragraph" style:parent-style-name="Table_20_Contents">
      <style:text-properties officeooo:paragraph-rsid="01e7fc68"/>
    </style:style>
    <style:style style:name="P385" style:family="paragraph" style:parent-style-name="Table_20_Contents">
      <style:text-properties officeooo:rsid="01f32b74" officeooo:paragraph-rsid="01f32b74"/>
    </style:style>
    <style:style style:name="P386"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387" style:family="paragraph" style:parent-style-name="Standard" style:list-style-name="L2">
      <style:text-properties style:text-line-through-style="solid" style:text-line-through-type="single" officeooo:rsid="0025f455" officeooo:paragraph-rsid="0026750a"/>
    </style:style>
    <style:style style:name="P388" style:family="paragraph" style:parent-style-name="Standard" style:list-style-name="L2">
      <style:text-properties officeooo:rsid="0025f455" officeooo:paragraph-rsid="0026750a"/>
    </style:style>
    <style:style style:name="P389" style:family="paragraph" style:parent-style-name="Standard" style:list-style-name="L3">
      <style:text-properties officeooo:rsid="0025f455" officeooo:paragraph-rsid="0026750a"/>
    </style:style>
    <style:style style:name="P390" style:family="paragraph" style:parent-style-name="Standard" style:list-style-name="L4">
      <style:text-properties officeooo:rsid="0025f455" officeooo:paragraph-rsid="0026750a"/>
    </style:style>
    <style:style style:name="P391" style:family="paragraph" style:parent-style-name="Standard" style:list-style-name="L3">
      <style:text-properties officeooo:rsid="002db1c6" officeooo:paragraph-rsid="002db1c6"/>
    </style:style>
    <style:style style:name="P392" style:family="paragraph" style:parent-style-name="Standard" style:list-style-name="L4">
      <style:text-properties officeooo:rsid="0026750a" officeooo:paragraph-rsid="0026750a"/>
    </style:style>
    <style:style style:name="P393" style:family="paragraph" style:parent-style-name="Standard" style:list-style-name="L5">
      <style:text-properties officeooo:rsid="00327991" officeooo:paragraph-rsid="00327991"/>
    </style:style>
    <style:style style:name="P394" style:family="paragraph" style:parent-style-name="Standard" style:list-style-name="L6">
      <style:text-properties officeooo:rsid="00327991" officeooo:paragraph-rsid="00327991"/>
    </style:style>
    <style:style style:name="P395" style:family="paragraph" style:parent-style-name="Standard" style:list-style-name="L7">
      <style:text-properties officeooo:rsid="00327991" officeooo:paragraph-rsid="00327991"/>
    </style:style>
    <style:style style:name="P396" style:family="paragraph" style:parent-style-name="Standard" style:list-style-name="L6">
      <style:text-properties officeooo:paragraph-rsid="00327991"/>
    </style:style>
    <style:style style:name="P397" style:family="paragraph" style:parent-style-name="Standard" style:list-style-name="L8">
      <style:text-properties officeooo:rsid="00259dad" officeooo:paragraph-rsid="00259dad"/>
    </style:style>
    <style:style style:name="P398" style:family="paragraph" style:parent-style-name="Standard" style:list-style-name="L9">
      <style:text-properties officeooo:rsid="00217a1f" officeooo:paragraph-rsid="00217a1f"/>
    </style:style>
    <style:style style:name="P399" style:family="paragraph" style:parent-style-name="Standard" style:list-style-name="L12">
      <style:text-properties officeooo:rsid="00217a1f" officeooo:paragraph-rsid="00217a1f"/>
    </style:style>
    <style:style style:name="P400" style:family="paragraph" style:parent-style-name="Standard" style:list-style-name="L9">
      <style:text-properties officeooo:rsid="001c4bac" officeooo:paragraph-rsid="001c4bac"/>
    </style:style>
    <style:style style:name="P401" style:family="paragraph" style:parent-style-name="Standard" style:list-style-name="L10">
      <style:text-properties officeooo:rsid="001c4bac" officeooo:paragraph-rsid="00217a1f"/>
    </style:style>
    <style:style style:name="P402" style:family="paragraph" style:parent-style-name="Standard" style:list-style-name="L10">
      <style:text-properties officeooo:rsid="001c4bac" officeooo:paragraph-rsid="001c4bac"/>
    </style:style>
    <style:style style:name="P403" style:family="paragraph" style:parent-style-name="Standard" style:list-style-name="L12">
      <style:text-properties officeooo:rsid="001c4bac" officeooo:paragraph-rsid="001c4bac"/>
    </style:style>
    <style:style style:name="P404" style:family="paragraph" style:parent-style-name="Standard" style:list-style-name="L11">
      <style:text-properties fo:font-weight="normal" officeooo:rsid="0034798c" officeooo:paragraph-rsid="0034798c" style:font-weight-asian="normal" style:font-weight-complex="normal"/>
    </style:style>
    <style:style style:name="P405" style:family="paragraph" style:parent-style-name="Standard" style:list-style-name="L14">
      <style:text-properties fo:font-weight="normal" officeooo:rsid="00ff462b" officeooo:paragraph-rsid="0100c76d" style:font-weight-asian="normal" style:font-weight-complex="normal"/>
    </style:style>
    <style:style style:name="P406" style:family="paragraph" style:parent-style-name="Standard" style:list-style-name="L13">
      <style:text-properties officeooo:rsid="0034dfd0" officeooo:paragraph-rsid="0034dfd0"/>
    </style:style>
    <style:style style:name="P407" style:family="paragraph" style:parent-style-name="Standard" style:list-style-name="L14">
      <style:text-properties officeooo:rsid="0039bf20" officeooo:paragraph-rsid="0039bf20"/>
    </style:style>
    <style:style style:name="P408" style:family="paragraph" style:parent-style-name="Standard" style:list-style-name="L14">
      <style:text-properties officeooo:rsid="0039bf20" officeooo:paragraph-rsid="00fea319"/>
    </style:style>
    <style:style style:name="P409" style:family="paragraph" style:parent-style-name="Standard" style:list-style-name="L14">
      <style:text-properties officeooo:rsid="003be1bf" officeooo:paragraph-rsid="003be1bf"/>
    </style:style>
    <style:style style:name="P410" style:family="paragraph" style:parent-style-name="Standard" style:list-style-name="L14">
      <style:text-properties officeooo:rsid="003be1bf" officeooo:paragraph-rsid="00fea319"/>
    </style:style>
    <style:style style:name="P411" style:family="paragraph" style:parent-style-name="Standard" style:list-style-name="L15">
      <style:text-properties officeooo:rsid="003be1bf" officeooo:paragraph-rsid="003be1bf"/>
    </style:style>
    <style:style style:name="P412" style:family="paragraph" style:parent-style-name="Standard" style:list-style-name="L14">
      <style:text-properties officeooo:rsid="0041004c" officeooo:paragraph-rsid="0041004c"/>
    </style:style>
    <style:style style:name="P413" style:family="paragraph" style:parent-style-name="Standard" style:list-style-name="L14">
      <style:text-properties officeooo:rsid="0041004c" officeooo:paragraph-rsid="00fea319"/>
    </style:style>
    <style:style style:name="P414" style:family="paragraph" style:parent-style-name="Standard" style:list-style-name="L14">
      <style:text-properties officeooo:rsid="004ccff6" officeooo:paragraph-rsid="004ccff6"/>
    </style:style>
    <style:style style:name="P415" style:family="paragraph" style:parent-style-name="Standard" style:list-style-name="L14">
      <style:text-properties officeooo:rsid="0043b333" officeooo:paragraph-rsid="0043b333"/>
    </style:style>
    <style:style style:name="P416" style:family="paragraph" style:parent-style-name="Standard" style:list-style-name="L14">
      <style:text-properties officeooo:rsid="0043b333" officeooo:paragraph-rsid="004a7c70"/>
    </style:style>
    <style:style style:name="P417" style:family="paragraph" style:parent-style-name="Standard" style:list-style-name="L14">
      <style:text-properties officeooo:rsid="0043b333" officeooo:paragraph-rsid="00fea319"/>
    </style:style>
    <style:style style:name="P418" style:family="paragraph" style:parent-style-name="Standard" style:list-style-name="L15">
      <style:text-properties officeooo:rsid="003e29dc" officeooo:paragraph-rsid="003e29dc"/>
    </style:style>
    <style:style style:name="P419" style:family="paragraph" style:parent-style-name="Standard" style:list-style-name="L16">
      <style:text-properties officeooo:rsid="002aed63" officeooo:paragraph-rsid="005011ee"/>
    </style:style>
    <style:style style:name="P420" style:family="paragraph" style:parent-style-name="Standard" style:list-style-name="L16">
      <style:text-properties officeooo:rsid="002b2f6f" officeooo:paragraph-rsid="005011ee"/>
    </style:style>
    <style:style style:name="P421" style:family="paragraph" style:parent-style-name="Standard" style:list-style-name="L17">
      <style:text-properties officeooo:paragraph-rsid="00512b8a"/>
    </style:style>
    <style:style style:name="P422" style:family="paragraph" style:parent-style-name="Standard" style:list-style-name="L17">
      <style:text-properties officeooo:rsid="00512b8a" officeooo:paragraph-rsid="00512b8a"/>
    </style:style>
    <style:style style:name="P423" style:family="paragraph" style:parent-style-name="Standard" style:list-style-name="L17">
      <style:text-properties officeooo:rsid="005195fe" officeooo:paragraph-rsid="00a95ae8"/>
    </style:style>
    <style:style style:name="P424" style:family="paragraph" style:parent-style-name="Standard" style:list-style-name="L17">
      <style:text-properties officeooo:rsid="005195fe" officeooo:paragraph-rsid="005195fe"/>
    </style:style>
    <style:style style:name="P425" style:family="paragraph" style:parent-style-name="Standard" style:list-style-name="L17">
      <style:text-properties officeooo:rsid="0052d138" officeooo:paragraph-rsid="0052d138"/>
    </style:style>
    <style:style style:name="P426" style:family="paragraph" style:parent-style-name="Standard" style:list-style-name="L17">
      <style:text-properties officeooo:rsid="0051e3a4" officeooo:paragraph-rsid="0051e3a4"/>
    </style:style>
    <style:style style:name="P427" style:family="paragraph" style:parent-style-name="Standard" style:list-style-name="L18">
      <style:text-properties officeooo:rsid="005758b2" officeooo:paragraph-rsid="005758b2"/>
    </style:style>
    <style:style style:name="P428" style:family="paragraph" style:parent-style-name="Standard" style:list-style-name="L21">
      <style:text-properties officeooo:rsid="005758b2" officeooo:paragraph-rsid="005758b2"/>
    </style:style>
    <style:style style:name="P429" style:family="paragraph" style:parent-style-name="Standard" style:list-style-name="L21">
      <style:text-properties officeooo:rsid="005758b2" officeooo:paragraph-rsid="006a5078"/>
    </style:style>
    <style:style style:name="P430" style:family="paragraph" style:parent-style-name="Standard" style:list-style-name="L20">
      <style:text-properties officeooo:rsid="005758b2" officeooo:paragraph-rsid="005758b2"/>
    </style:style>
    <style:style style:name="P431" style:family="paragraph" style:parent-style-name="Standard" style:list-style-name="L22">
      <style:text-properties officeooo:rsid="005758b2" officeooo:paragraph-rsid="005758b2"/>
    </style:style>
    <style:style style:name="P432" style:family="paragraph" style:parent-style-name="Standard" style:list-style-name="L23">
      <style:text-properties officeooo:rsid="005758b2" officeooo:paragraph-rsid="00690f49"/>
    </style:style>
    <style:style style:name="P433" style:family="paragraph" style:parent-style-name="Standard" style:list-style-name="L23">
      <style:text-properties officeooo:rsid="005758b2" officeooo:paragraph-rsid="006e64bf"/>
    </style:style>
    <style:style style:name="P434" style:family="paragraph" style:parent-style-name="Standard" style:list-style-name="L23">
      <style:text-properties officeooo:rsid="005758b2" officeooo:paragraph-rsid="00a07a52"/>
    </style:style>
    <style:style style:name="P435" style:family="paragraph" style:parent-style-name="Standard" style:list-style-name="L19">
      <style:text-properties officeooo:rsid="005bae40" officeooo:paragraph-rsid="005bae40"/>
    </style:style>
    <style:style style:name="P436" style:family="paragraph" style:parent-style-name="Standard" style:list-style-name="L20">
      <style:text-properties officeooo:rsid="005fad0a" officeooo:paragraph-rsid="005fad0a"/>
    </style:style>
    <style:style style:name="P437" style:family="paragraph" style:parent-style-name="Standard" style:list-style-name="L20">
      <style:text-properties officeooo:rsid="005e439d" officeooo:paragraph-rsid="006acf19"/>
    </style:style>
    <style:style style:name="P438" style:family="paragraph" style:parent-style-name="Standard" style:list-style-name="L20">
      <style:text-properties officeooo:rsid="005e439d" officeooo:paragraph-rsid="00a43ae3"/>
    </style:style>
    <style:style style:name="P439" style:family="paragraph" style:parent-style-name="Standard" style:list-style-name="L23">
      <style:text-properties officeooo:rsid="005e439d" officeooo:paragraph-rsid="00690f49"/>
    </style:style>
    <style:style style:name="P440" style:family="paragraph" style:parent-style-name="Standard" style:list-style-name="L20">
      <style:text-properties officeooo:rsid="00a43ae3" officeooo:paragraph-rsid="00a43ae3"/>
    </style:style>
    <style:style style:name="P441" style:family="paragraph" style:parent-style-name="Standard" style:list-style-name="L21">
      <style:text-properties officeooo:rsid="0062271a" officeooo:paragraph-rsid="006acf19"/>
    </style:style>
    <style:style style:name="P442" style:family="paragraph" style:parent-style-name="Standard" style:list-style-name="L22">
      <style:text-properties officeooo:rsid="0058c3e7" officeooo:paragraph-rsid="0058c3e7"/>
    </style:style>
    <style:style style:name="P443" style:family="paragraph" style:parent-style-name="Standard" style:list-style-name="L22">
      <style:text-properties officeooo:rsid="006ce341" officeooo:paragraph-rsid="006ce341"/>
    </style:style>
    <style:style style:name="P444" style:family="paragraph" style:parent-style-name="Standard" style:list-style-name="L23">
      <style:text-properties officeooo:rsid="00a1a6fd" officeooo:paragraph-rsid="00a1a6fd"/>
    </style:style>
    <style:style style:name="P445" style:family="paragraph" style:parent-style-name="Standard" style:list-style-name="L23">
      <style:text-properties officeooo:rsid="0089664a" officeooo:paragraph-rsid="0089664a"/>
    </style:style>
    <style:style style:name="P446" style:family="paragraph" style:parent-style-name="Standard" style:list-style-name="L33">
      <style:text-properties officeooo:rsid="0089664a" officeooo:paragraph-rsid="0089664a"/>
    </style:style>
    <style:style style:name="P447" style:family="paragraph" style:parent-style-name="Standard" style:list-style-name="L23">
      <style:text-properties officeooo:rsid="005d86d0" officeooo:paragraph-rsid="005758b2"/>
    </style:style>
    <style:style style:name="P448" style:family="paragraph" style:parent-style-name="Standard" style:list-style-name="L23">
      <style:text-properties officeooo:rsid="0067b928" officeooo:paragraph-rsid="0067b928"/>
    </style:style>
    <style:style style:name="P449" style:family="paragraph" style:parent-style-name="Standard" style:list-style-name="L24">
      <style:text-properties officeooo:rsid="006e64bf" officeooo:paragraph-rsid="006e64bf"/>
    </style:style>
    <style:style style:name="P450" style:family="paragraph" style:parent-style-name="Standard" style:list-style-name="L24">
      <style:text-properties officeooo:rsid="006a5078" officeooo:paragraph-rsid="006a5078"/>
    </style:style>
    <style:style style:name="P451" style:family="paragraph" style:parent-style-name="Standard" style:list-style-name="L25">
      <style:text-properties officeooo:rsid="007004f0" officeooo:paragraph-rsid="007004f0"/>
    </style:style>
    <style:style style:name="P452" style:family="paragraph" style:parent-style-name="Standard" style:list-style-name="L26">
      <style:text-properties officeooo:rsid="007004f0" officeooo:paragraph-rsid="00744a4d"/>
    </style:style>
    <style:style style:name="P453" style:family="paragraph" style:parent-style-name="Standard" style:list-style-name="L26">
      <style:text-properties officeooo:rsid="00744a4d" officeooo:paragraph-rsid="00744a4d"/>
    </style:style>
    <style:style style:name="P454" style:family="paragraph" style:parent-style-name="Standard" style:list-style-name="L27">
      <style:text-properties officeooo:paragraph-rsid="0077ca79"/>
    </style:style>
    <style:style style:name="P455" style:family="paragraph" style:parent-style-name="Standard" style:list-style-name="L27">
      <style:text-properties officeooo:rsid="0077ca79" officeooo:paragraph-rsid="0077ca79"/>
    </style:style>
    <style:style style:name="P456" style:family="paragraph" style:parent-style-name="Standard" style:list-style-name="L27">
      <style:text-properties officeooo:rsid="0079b577" officeooo:paragraph-rsid="0079b577"/>
    </style:style>
    <style:style style:name="P457" style:family="paragraph" style:parent-style-name="Standard" style:list-style-name="L28">
      <style:text-properties officeooo:rsid="0079dab1" officeooo:paragraph-rsid="0079dab1"/>
    </style:style>
    <style:style style:name="P458" style:family="paragraph" style:parent-style-name="Standard" style:list-style-name="L29">
      <style:text-properties officeooo:rsid="008269ad" officeooo:paragraph-rsid="0080409e"/>
    </style:style>
    <style:style style:name="P459" style:family="paragraph" style:parent-style-name="Standard" style:list-style-name="L30">
      <style:text-properties officeooo:rsid="0085ea69" officeooo:paragraph-rsid="0085ea69"/>
    </style:style>
    <style:style style:name="P460" style:family="paragraph" style:parent-style-name="Standard" style:list-style-name="L34">
      <style:text-properties officeooo:rsid="0085ea69" officeooo:paragraph-rsid="00930fe7"/>
    </style:style>
    <style:style style:name="P461" style:family="paragraph" style:parent-style-name="Standard" style:list-style-name="L30">
      <style:text-properties officeooo:rsid="0080409e" officeooo:paragraph-rsid="008336a4"/>
    </style:style>
    <style:style style:name="P462" style:family="paragraph" style:parent-style-name="Standard" style:list-style-name="L31">
      <style:text-properties officeooo:rsid="0080409e" officeooo:paragraph-rsid="0080409e"/>
    </style:style>
    <style:style style:name="P463" style:family="paragraph" style:parent-style-name="Standard" style:list-style-name="L30">
      <style:text-properties officeooo:rsid="008336a4" officeooo:paragraph-rsid="008336a4"/>
    </style:style>
    <style:style style:name="P464" style:family="paragraph" style:parent-style-name="Standard" style:list-style-name="L32">
      <style:text-properties officeooo:rsid="008336a4" officeooo:paragraph-rsid="008336a4"/>
    </style:style>
    <style:style style:name="P465" style:family="paragraph" style:parent-style-name="Standard" style:list-style-name="L33">
      <style:text-properties officeooo:rsid="008336a4" officeooo:paragraph-rsid="008336a4"/>
    </style:style>
    <style:style style:name="P466" style:family="paragraph" style:parent-style-name="Standard" style:list-style-name="L37">
      <style:text-properties officeooo:rsid="008336a4" officeooo:paragraph-rsid="008336a4"/>
    </style:style>
    <style:style style:name="P467" style:family="paragraph" style:parent-style-name="Standard" style:list-style-name="L37">
      <style:text-properties officeooo:rsid="008336a4" officeooo:paragraph-rsid="009b04e5"/>
    </style:style>
    <style:style style:name="P468" style:family="paragraph" style:parent-style-name="Standard" style:list-style-name="L30">
      <style:text-properties officeooo:rsid="0087e2dc" officeooo:paragraph-rsid="0087e2dc"/>
    </style:style>
    <style:style style:name="P469" style:family="paragraph" style:parent-style-name="Standard" style:list-style-name="L31">
      <style:text-properties officeooo:rsid="008392b4" officeooo:paragraph-rsid="008392b4"/>
    </style:style>
    <style:style style:name="P470" style:family="paragraph" style:parent-style-name="Standard" style:list-style-name="L33">
      <style:text-properties officeooo:rsid="008392b4" officeooo:paragraph-rsid="008392b4"/>
    </style:style>
    <style:style style:name="P471" style:family="paragraph" style:parent-style-name="Standard" style:list-style-name="L33">
      <style:text-properties officeooo:rsid="008392b4" officeooo:paragraph-rsid="00930fe7"/>
    </style:style>
    <style:style style:name="P472" style:family="paragraph" style:parent-style-name="Standard" style:list-style-name="L31">
      <style:text-properties officeooo:rsid="0082ef1d" officeooo:paragraph-rsid="0082ef1d"/>
    </style:style>
    <style:style style:name="P473" style:family="paragraph" style:parent-style-name="Standard" style:list-style-name="L34">
      <style:text-properties officeooo:paragraph-rsid="00930fe7"/>
    </style:style>
    <style:style style:name="P474" style:family="paragraph" style:parent-style-name="Standard" style:list-style-name="L35">
      <style:text-properties officeooo:paragraph-rsid="00930fe7"/>
    </style:style>
    <style:style style:name="P475" style:family="paragraph" style:parent-style-name="Standard" style:list-style-name="L33">
      <style:text-properties officeooo:rsid="0089ae9c" officeooo:paragraph-rsid="0089ae9c"/>
    </style:style>
    <style:style style:name="P476" style:family="paragraph" style:parent-style-name="Standard" style:list-style-name="L33">
      <style:text-properties officeooo:rsid="0089ae9c" officeooo:paragraph-rsid="009454d4"/>
    </style:style>
    <style:style style:name="P477" style:family="paragraph" style:parent-style-name="Standard" style:list-style-name="L33">
      <style:text-properties officeooo:rsid="00913785" officeooo:paragraph-rsid="00913785"/>
    </style:style>
    <style:style style:name="P478" style:family="paragraph" style:parent-style-name="Standard" style:list-style-name="L33">
      <style:text-properties officeooo:rsid="00907f97" officeooo:paragraph-rsid="00907f97"/>
    </style:style>
    <style:style style:name="P479" style:family="paragraph" style:parent-style-name="Standard" style:list-style-name="L36">
      <style:text-properties officeooo:rsid="00907f97" officeooo:paragraph-rsid="00907f97"/>
    </style:style>
    <style:style style:name="P480" style:family="paragraph" style:parent-style-name="Standard" style:list-style-name="L36">
      <style:text-properties officeooo:paragraph-rsid="00907f97"/>
    </style:style>
    <style:style style:name="P481" style:family="paragraph" style:parent-style-name="Standard" style:list-style-name="L37">
      <style:text-properties officeooo:rsid="0099944a" officeooo:paragraph-rsid="009b04e5"/>
    </style:style>
    <style:style style:name="P482" style:family="paragraph" style:parent-style-name="Standard" style:list-style-name="L38">
      <style:text-properties officeooo:rsid="00ad094e" officeooo:paragraph-rsid="00ad094e"/>
    </style:style>
    <style:style style:name="P483" style:family="paragraph" style:parent-style-name="Standard" style:list-style-name="L38">
      <style:text-properties officeooo:rsid="00ad094e" officeooo:paragraph-rsid="00ada181"/>
    </style:style>
    <style:style style:name="P484" style:family="paragraph" style:parent-style-name="Standard" style:list-style-name="L39">
      <style:text-properties officeooo:rsid="00ad094e" officeooo:paragraph-rsid="00ad094e"/>
    </style:style>
    <style:style style:name="P485" style:family="paragraph" style:parent-style-name="Standard" style:list-style-name="L40">
      <style:text-properties officeooo:rsid="00b7d5fe" officeooo:paragraph-rsid="00b7d5fe"/>
    </style:style>
    <style:style style:name="P486" style:family="paragraph" style:parent-style-name="Standard" style:list-style-name="L41">
      <style:text-properties officeooo:rsid="00b837c4" officeooo:paragraph-rsid="00b837c4"/>
    </style:style>
    <style:style style:name="P487" style:family="paragraph" style:parent-style-name="Standard" style:list-style-name="L42">
      <style:text-properties officeooo:rsid="00b6cec8" officeooo:paragraph-rsid="00b6cec8"/>
    </style:style>
    <style:style style:name="P488" style:family="paragraph" style:parent-style-name="Standard" style:list-style-name="L43">
      <style:text-properties officeooo:rsid="00d24909" officeooo:paragraph-rsid="00d24909"/>
    </style:style>
    <style:style style:name="P489" style:family="paragraph" style:parent-style-name="Standard" style:list-style-name="L44">
      <style:text-properties officeooo:rsid="00d375c5" officeooo:paragraph-rsid="00d375c5"/>
    </style:style>
    <style:style style:name="P490" style:family="paragraph" style:parent-style-name="Standard" style:list-style-name="L44">
      <style:text-properties officeooo:rsid="00d375c5" officeooo:paragraph-rsid="011f4168"/>
    </style:style>
    <style:style style:name="P491" style:family="paragraph" style:parent-style-name="Standard" style:list-style-name="L44">
      <style:text-properties fo:font-weight="bold" officeooo:rsid="00d375c5" officeooo:paragraph-rsid="00d375c5" style:font-weight-asian="bold" style:font-weight-complex="bold"/>
    </style:style>
    <style:style style:name="P492" style:family="paragraph" style:parent-style-name="Standard" style:list-style-name="L14">
      <style:text-properties fo:font-weight="bold" officeooo:rsid="0039bf20" officeooo:paragraph-rsid="00fea319" style:font-weight-asian="bold" style:font-weight-complex="bold"/>
    </style:style>
    <style:style style:name="P493" style:family="paragraph" style:parent-style-name="Standard" style:list-style-name="L14">
      <style:text-properties fo:font-weight="bold" officeooo:rsid="0100c76d" officeooo:paragraph-rsid="0100c76d" style:font-weight-asian="bold" style:font-weight-complex="bold"/>
    </style:style>
    <style:style style:name="P494" style:family="paragraph" style:parent-style-name="Standard" style:list-style-name="L14">
      <style:text-properties fo:font-weight="bold" officeooo:rsid="0041004c" officeooo:paragraph-rsid="00fea319" style:font-weight-asian="bold" style:font-weight-complex="bold"/>
    </style:style>
    <style:style style:name="P495" style:family="paragraph" style:parent-style-name="Standard" style:list-style-name="L14">
      <style:text-properties fo:font-weight="bold" officeooo:rsid="004ccff6" officeooo:paragraph-rsid="00fea319" style:font-weight-asian="bold" style:font-weight-complex="bold"/>
    </style:style>
    <style:style style:name="P49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9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9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9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0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0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0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04"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05"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06"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07"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0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09"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1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11"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12"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1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1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1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1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1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1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19"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2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21"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22"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3"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4"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526" style:family="paragraph" style:parent-style-name="Standard" style:list-style-name="L14">
      <style:text-properties officeooo:rsid="0100c76d" officeooo:paragraph-rsid="0100c76d"/>
    </style:style>
    <style:style style:name="P527" style:family="paragraph" style:parent-style-name="Standard" style:list-style-name="L14">
      <style:text-properties officeooo:rsid="00ff462b" officeooo:paragraph-rsid="00ff462b"/>
    </style:style>
    <style:style style:name="P528" style:family="paragraph" style:parent-style-name="Standard" style:list-style-name="L14">
      <style:text-properties officeooo:rsid="0181830d" officeooo:paragraph-rsid="0181830d"/>
    </style:style>
    <style:style style:name="P529" style:family="paragraph" style:parent-style-name="Standard" style:list-style-name="L14">
      <style:text-properties officeooo:rsid="01845863" officeooo:paragraph-rsid="01845863"/>
    </style:style>
    <style:style style:name="P530" style:family="paragraph" style:parent-style-name="Standard" style:list-style-name="L46">
      <style:text-properties officeooo:rsid="01071997" officeooo:paragraph-rsid="01071997"/>
    </style:style>
    <style:style style:name="P531" style:family="paragraph" style:parent-style-name="Standard" style:list-style-name="L46">
      <style:text-properties officeooo:rsid="01071997" officeooo:paragraph-rsid="010a032d"/>
    </style:style>
    <style:style style:name="P532" style:family="paragraph" style:parent-style-name="Standard" style:list-style-name="L46">
      <style:text-properties officeooo:rsid="01071997" officeooo:paragraph-rsid="014d1806"/>
    </style:style>
    <style:style style:name="P533" style:family="paragraph" style:parent-style-name="Standard" style:list-style-name="L46">
      <style:text-properties officeooo:rsid="01042038" officeooo:paragraph-rsid="01071997"/>
    </style:style>
    <style:style style:name="P534" style:family="paragraph" style:parent-style-name="Standard" style:list-style-name="L46">
      <style:text-properties officeooo:rsid="01042038" officeooo:paragraph-rsid="014d1806"/>
    </style:style>
    <style:style style:name="P535" style:family="paragraph" style:parent-style-name="Standard" style:list-style-name="L46">
      <style:text-properties officeooo:rsid="0109221d" officeooo:paragraph-rsid="010bb800"/>
    </style:style>
    <style:style style:name="P536" style:family="paragraph" style:parent-style-name="Standard" style:list-style-name="L46">
      <style:text-properties officeooo:rsid="0109221d" officeooo:paragraph-rsid="014d1806"/>
    </style:style>
    <style:style style:name="P537" style:family="paragraph" style:parent-style-name="Standard" style:list-style-name="L46">
      <style:text-properties officeooo:rsid="010bb800" officeooo:paragraph-rsid="010bb800"/>
    </style:style>
    <style:style style:name="P538" style:family="paragraph" style:parent-style-name="Standard" style:list-style-name="L56">
      <style:text-properties officeooo:rsid="01b5dc1d" officeooo:paragraph-rsid="01b5dc1d"/>
    </style:style>
    <style:style style:name="P539" style:family="paragraph" style:parent-style-name="Standard" style:list-style-name="L56">
      <style:text-properties officeooo:rsid="01b5dc1d" officeooo:paragraph-rsid="01b73207"/>
    </style:style>
    <style:style style:name="P540" style:family="paragraph" style:parent-style-name="Text_20_body" style:list-style-name="L33">
      <style:text-properties officeooo:rsid="008392b4" officeooo:paragraph-rsid="0085ea69"/>
    </style:style>
    <style:style style:name="P541"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542"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6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563342629918566137" text:style-name="L1">
        <text:list-item>
          <text:p text:style-name="P541"><text:span text:style-name="T6">解説ビデオの論文に対して、</text:span><text:span text:style-name="T5">Twitter</text:span><text:span text:style-name="T6">の動向を分析する​</text:span></text:p>
        </text:list-item>
        <text:list-item>
          <text:p text:style-name="P542">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805870162277894329" text:style-name="L2">
        <text:list-item>
          <text:p text:style-name="P387">cs.LG 19.01~19.03 → <text:s/>발표 후 1년 간 동향 관찰에 적합</text:p>
          <text:list>
            <text:list-item>
              <text:p text:style-name="P388"><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385927512411346196" text:style-name="L3">
        <text:list-item>
          <text:p text:style-name="P389">논문 데이터셋으로 전체 검색(;)</text:p>
        </text:list-item>
        <text:list-item>
          <text:p text:style-name="P389">유명 ai채널?</text:p>
          <text:list>
            <text:list-item>
              <text:p text:style-name="P389">예를들어, 논문 데이터셋 내의 arxiv url 언급 컨텐츠가 n개 이상</text:p>
              <text:list>
                <text:list-item>
                  <text:p text:style-name="P391">+내용이 논문 해설 비디오</text:p>
                </text:list-item>
                <text:list-item>
                  <text:p text:style-name="P389">논문 데이터셋에 분야/기간이 있다면, 해당 채널의 분야에 대한 관심도 지표의 추이 측정 가능</text:p>
                </text:list-item>
              </text:list>
            </text:list-item>
            <text:list-item>
              <text:p text:style-name="P389">+ (구독자 수, 뷰 수… / 운영일) &gt; m</text:p>
            </text:list-item>
          </text:list>
        </text:list-item>
      </text:list>
      <text:p text:style-name="P46">비디오 데이터셋 예시</text:p>
      <text:list xml:id="list466165751434598169" text:style-name="L4">
        <text:list-item>
          <text:p text:style-name="P390">논문 데이터셋으로 전체 검색(;)</text:p>
        </text:list-item>
        <text:list-item>
          <text:p text:style-name="P390">채널 데이터셋에서 논문 관련 컨텐츠 검색</text:p>
          <text:list>
            <text:list-item>
              <text:p text:style-name="P390">키워드 → 프리프린트엔 키워드 없음…</text:p>
            </text:list-item>
            <text:list-item>
              <text:p text:style-name="P392">url</text:p>
            </text:list-item>
            <text:list-item>
              <text:p text:style-name="P392">타이틀 그대로</text:p>
            </text:list-item>
          </text:list>
        </text:list-item>
      </text:list>
      <text:p text:style-name="P50">인용 데이터셋 예시</text:p>
      <text:list xml:id="list7805050699081270183" text:style-name="L5">
        <text:list-item>
          <text:p text:style-name="P393">arxiv→Semantic Scholar API</text:p>
        </text:list-item>
      </text:list>
      <text:list xml:id="list1152728508360368232" text:style-name="L6">
        <text:list-item>
          <text:list>
            <text:list-item>
              <text:p text:style-name="P396"><text:a xlink:type="simple" xlink:href="https://api.semanticscholar.org/" text:style-name="Internet_20_link" text:visited-style-name="Visited_20_Internet_20_Link">https://api.semanticscholar.org/</text:a></text:p>
            </text:list-item>
            <text:list-item>
              <text:p text:style-name="P394">Accessible Paper Identifiers and Examples:</text:p>
            </text:list-item>
          </text:list>
        </text:list-item>
      </text:list>
      <text:list xml:id="list8943112191123761099" text:style-name="L7">
        <text:list-item>
          <text:list>
            <text:list-item>
              <text:list>
                <text:list-item>
                  <text:p text:style-name="P395">S2 Paper ID : https://api.semanticscholar.org/v1/paper/0796f6cd7f0403a854d67d525e9b32af3b277331</text:p>
                </text:list-item>
                <text:list-item>
                  <text:p text:style-name="P395">DOI : https://api.semanticscholar.org/v1/paper/10.1038/nrn3241</text:p>
                </text:list-item>
                <text:list-item>
                  <text:p text:style-name="P395">ArXiv ID : https://api.semanticscholar.org/v1/paper/arXiv:1705.10311</text:p>
                </text:list-item>
                <text:list-item>
                  <text:p text:style-name="P395">MAG ID : https://api.semanticscholar.org/v1/paper/MAG:112218234</text:p>
                </text:list-item>
                <text:list-item>
                  <text:p text:style-name="P395">ACL ID : https://api.semanticscholar.org/v1/paper/ACL:W12-3903</text:p>
                </text:list-item>
                <text:list-item>
                  <text:p text:style-name="P395">PubMed ID : https://api.semanticscholar.org/v1/paper/PMID:19872477</text:p>
                </text:list-item>
                <text:list-item>
                  <text:p text:style-name="P395">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5140085145752" text:continue-list="list7805050699081270183" text:style-name="L5">
        <text:list-item>
          <text:p text:style-name="P393">Semantic Scholar JSON→ Scopus (API?)에서 발행 날짜 수집</text:p>
        </text:list-item>
      </text:list>
      <text:p text:style-name="P49"/>
      <text:p text:style-name="P45"/>
      <text:p text:style-name="P12">1. 유튜브 비디오 통계(정성적)</text:p>
      <text:p text:style-name="P45">데이터셋 예시</text:p>
      <text:list xml:id="list3138958190772621236" text:style-name="L8">
        <text:list-item>
          <text:p text:style-name="P397">cs.ML분야 2016~2019</text:p>
          <text:list>
            <text:list-item>
              <text:p text:style-name="P397"><text:tab/></text:p>
            </text:list-item>
          </text:list>
        </text:list-item>
      </text:list>
      <text:p text:style-name="P45">기본 제공 속성</text:p>
      <text:list xml:id="list6819542052507744376" text:style-name="L9">
        <text:list-item>
          <text:p text:style-name="P398">-채널</text:p>
        </text:list-item>
        <text:list-item>
          <text:p text:style-name="P398">-길이</text:p>
        </text:list-item>
        <text:list-item>
          <text:p text:style-name="P400">-공개일</text:p>
        </text:list-item>
        <text:list-item>
          <text:p text:style-name="P400">-라이브스트리밍?</text:p>
        </text:list-item>
        <text:list-item>
          <text:p text:style-name="P400">-카운트(누계)</text:p>
        </text:list-item>
      </text:list>
      <text:p text:style-name="P40"><text:soft-page-break/>커스텀 속성</text:p>
      <text:list xml:id="list3680663404080212260" text:style-name="L10">
        <text:list-item>
          <text:p text:style-name="P401">-유저 타입</text:p>
          <text:list>
            <text:list-item>
              <text:p text:style-name="P401">-개인</text:p>
              <text:list>
                <text:list-item>
                  <text:p text:style-name="P401">-일반인</text:p>
                </text:list-item>
                <text:list-item>
                  <text:p text:style-name="P401">-연구원</text:p>
                </text:list-item>
                <text:list-item>
                  <text:p text:style-name="P401">-전문가</text:p>
                </text:list-item>
                <text:list-item>
                  <text:p text:style-name="P401">-저널리스트</text:p>
                </text:list-item>
                <text:list-item>
                  <text:p text:style-name="P401">-기타</text:p>
                </text:list-item>
              </text:list>
            </text:list-item>
            <text:list-item>
              <text:p text:style-name="P401">-조직</text:p>
              <text:list>
                <text:list-item>
                  <text:p text:style-name="P401">-연구기관</text:p>
                </text:list-item>
                <text:list-item>
                  <text:p text:style-name="P401">-펀드</text:p>
                </text:list-item>
                <text:list-item>
                  <text:p text:style-name="P401">-시민 조직</text:p>
                </text:list-item>
                <text:list-item>
                  <text:p text:style-name="P401">-정부기관</text:p>
                </text:list-item>
                <text:list-item>
                  <text:p text:style-name="P401">-비즈니스</text:p>
                </text:list-item>
                <text:list-item>
                  <text:p text:style-name="P401">-미디어</text:p>
                </text:list-item>
                <text:list-item>
                  <text:p text:style-name="P401">-저널/출판</text:p>
                </text:list-item>
                <text:list-item>
                  <text:p text:style-name="P401">-기타</text:p>
                </text:list-item>
              </text:list>
            </text:list-item>
            <text:list-item>
              <text:p text:style-name="P401">-기타</text:p>
            </text:list-item>
          </text:list>
        </text:list-item>
        <text:list-item>
          <text:p text:style-name="P402">내용</text:p>
          <text:list>
            <text:list-item>
              <text:p text:style-name="P402">논문 해설</text:p>
              <text:list>
                <text:list-item>
                  <text:p text:style-name="P402">대상 논문 수:단수/복수</text:p>
                </text:list-item>
                <text:list-item>
                  <text:p text:style-name="P402">해설 강도:집중/간단</text:p>
                </text:list-item>
              </text:list>
            </text:list-item>
            <text:list-item>
              <text:p text:style-name="P402">대화/인터뷰</text:p>
            </text:list-item>
            <text:list-item>
              <text:p text:style-name="P402">일상</text:p>
            </text:list-item>
          </text:list>
        </text:list-item>
        <text:list-item>
          <text:p text:style-name="P402">커뮤니케이션</text:p>
          <text:list>
            <text:list-item>
              <text:p text:style-name="P402">코멘트</text:p>
              <text:list>
                <text:list-item>
                  <text:p text:style-name="P402">→ 유저 타입 통계</text:p>
                  <text:list>
                    <text:list-item>
                      <text:p text:style-name="P402">샘플 전체 <text:span text:style-name="T7">vs 대상 논문 분야별 비디오 전체(논문 해설 비디오 한정) vs 채널별 비디오 전체</text:span></text:p>
                    </text:list-item>
                    <text:list-item>
                      <text:p text:style-name="P402"/>
                    </text:list-item>
                  </text:list>
                </text:list-item>
              </text:list>
            </text:list-item>
          </text:list>
        </text:list-item>
      </text:list>
      <text:p text:style-name="P47"/>
      <text:p text:style-name="P47"/>
      <text:p text:style-name="P13">2. 유튜브와 트윗 간 상호작용</text:p>
      <text:list xml:id="list8426365846850639896" text:style-name="L11">
        <text:list-item>
          <text:p text:style-name="P404">비디오 유무 그룹에 대한 트윗 통계 차이</text:p>
        </text:list-item>
      </text:list>
      <text:list xml:id="list1347241825412676752" text:style-name="L12">
        <text:list-item>
          <text:p text:style-name="P403">()논문 데이터셋 대상 언급 비디오</text:p>
        </text:list-item>
        <text:list-item>
          <text:p text:style-name="P403">언급(혹은 집중 해설)비디오 대상 논문의 (같은 분야)전후 논문 <text:span text:style-name="T7">url취득</text:span></text:p>
        </text:list-item>
        <text:list-item>
          <text:p text:style-name="P399">url로 유튜브 전체 검색</text:p>
          <text:list>
            <text:list-item>
              <text:p text:style-name="P399">존재→ 그 이전(다음) 논문으로 시도</text:p>
            </text:list-item>
            <text:list-item>
              <text:p text:style-name="P399">비존재→ 논문 채택</text:p>
            </text:list-item>
          </text:list>
        </text:list-item>
        <text:list-item>
          <text:p text:style-name="P399">논문에 대해 altmetric twitter수집</text:p>
        </text:list-item>
        <text:list-item>
          <text:p text:style-name="P399">비디오 유 그룹과 무 그룹 간 트윗 통계 비교</text:p>
        </text:list-item>
      </text:list>
      <text:p text:style-name="P39"/>
      <text:p text:style-name="P14">200521</text:p>
      <text:p text:style-name="P55">논문 데이터셋→ 비디오 데이터셋 수집</text:p>
      <text:list xml:id="list3911639914489091766" text:style-name="L13">
        <text:list-item>
          <text:p text:style-name="P406">논문 url로 유튜브 전체 검색 → 비디오 수집</text:p>
        </text:list-item>
        <text:list-item>
          <text:p text:style-name="P406">논문 altmetric twitter수집</text:p>
        </text:list-item>
        <text:list-item>
          <text:p text:style-name="P406">논문을 비디오 유무 그룹으로 나눠서</text:p>
        </text:list-item>
        <text:list-item>
          <text:p text:style-name="P406"><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263236320802124767" text:style-name="L14">
        <text:list-item>
          <text:p text:style-name="P407">paper_explanation: 대상 논문 해설을 예고/논문의 진척, 새로운 결과 등을 소개(/논문 저자)</text:p>
          <text:list>
            <text:list-item>
              <text:p text:style-name="P407">대상 논문 해설할 것을 예고, 논문 제목을 명시해야함</text:p>
            </text:list-item>
            <text:list-item>
              <text:p text:style-name="P407">논문 원문의 일부가 표시되어야 함</text:p>
            </text:list-item>
            <text:list-item>
              <text:p text:style-name="P407">논문을 그냥 읽는 것도 포함</text:p>
            </text:list-item>
            <text:list-item>
              <text:p text:style-name="P407">형식: 프레젠테이션, 판서, ...</text:p>
            </text:list-item>
            <text:list-item>
              <text:p text:style-name="P407">청중이 학술 관련자(학회 발표<text:span text:style-name="T9">)</text:span></text:p>
            </text:list-item>
          </text:list>
        </text:list-item>
        <text:list-item>
          <text:p text:style-name="P407">paper_supplementary: 논문 내에서 supplementary로 명시/description에서 supplementary, demo 등을 명시</text:p>
        </text:list-item>
        <text:list-item>
          <text:p text:style-name="P407">paper_application: 논문의 수법, 기술을 적용, 활용한 독자적인 결과 영상, 소개</text:p>
        </text:list-item>
        <text:list-item>
          <text:p text:style-name="P409">paper_assessment: (논문 소개 후에) 논문 평가가 주요 내용</text:p>
        </text:list-item>
        <text:list-item>
          <text:p text:style-name="P409">paper_reference: 주제의 일환으로 논문의 존재나 관련된 내용을 언급할 뿐, 논문의 해설되지 않음/영상 중 논문 언급이 없음/연구</text:p>
          <text:list>
            <text:list-item>
              <text:p text:style-name="P412">초두에 논문 해설할 것을 명시하지 않음</text:p>
            </text:list-item>
            <text:list-item>
              <text:p text:style-name="P414">description상에 reference로 명시되어 있음</text:p>
            </text:list-item>
            <text:list-item>
              <text:p text:style-name="P412">논문 언급 분량이 적음</text:p>
            </text:list-item>
            <text:list-item>
              <text:p text:style-name="P412">논문 본문이 표시될 수 있음</text:p>
            </text:list-item>
            <text:list-item>
              <text:p text:style-name="P412">프레젠테이션일수도 있음</text:p>
            </text:list-item>
          </text:list>
        </text:list-item>
        <text:list-item>
          <text:p text:style-name="P415">news: 논문이 주 내용이나, 홍보가 주 목적, 설명은 있으나 해설이 주 목적이 아님</text:p>
          <text:list>
            <text:list-item>
              <text:p text:style-name="P415">청중이 일반인</text:p>
            </text:list-item>
          </text:list>
        </text:list-item>
        <text:list-item>
          <text:p text:style-name="P415">dialogue</text:p>
        </text:list-item>
        <text:list-item>
          <text:p text:style-name="P415">routine: </text:p>
          <text:list>
            <text:list-item>
              <text:p text:style-name="P416">논문 읽는 자신의 일상을 보여주는(…<text:span text:style-name="T10">)</text:span></text:p>
            </text:list-item>
          </text:list>
        </text:list-item>
      </text:list>
      <text:p text:style-name="P59">channels</text:p>
      <text:p text:style-name="P59">user_type</text:p>
      <text:list xml:id="list7566875906871486700" text:style-name="L15">
        <text:list-item>
          <text:p text:style-name="P411">individual_researchers: 연구 실적이 존재, 학생/교원/연구소 소속</text:p>
        </text:list-item>
        <text:list-item>
          <text:p text:style-name="P411">individual_citizens: 연관은 있으나 연구계에서의 역할이 불분명한 자. 연구조직 경영진 등</text:p>
        </text:list-item>
        <text:list-item>
          <text:p text:style-name="P411">individual_journalists: 종합적 이슈 소개</text:p>
        </text:list-item>
        <text:list-item>
          <text:p text:style-name="P411">individual_professionals: 전문직?</text:p>
        </text:list-item>
        <text:list-item>
          <text:p text:style-name="P411">researcher_community: 비영리 조직. 외부의 불특정 인물의 비교적 자유로운 참여가 가능</text:p>
        </text:list-item>
        <text:list-item>
          <text:p text:style-name="P411">researach_organization: 비영리 조직, 배타적 조직, 정식 조직</text:p>
        </text:list-item>
        <text:list-item>
          <text:p text:style-name="P411">funding</text:p>
        </text:list-item>
        <text:list-item>
          <text:p text:style-name="P411">public: 정부, 행정계</text:p>
        </text:list-item>
        <text:list-item>
          <text:p text:style-name="P411">publisher/journal</text:p>
        </text:list-item>
        <text:list-item>
          <text:p text:style-name="P418">civil_society: 시민사회조직</text:p>
        </text:list-item>
        <text:list-item>
          <text:p text:style-name="P411">media: 정식 사업 등록된 미디어</text:p>
        </text:list-item>
        <text:list-item>
          <text:p text:style-name="P411">business: 기업. 기업 내 연구조직은 이쪽.</text:p>
        </text:list-item>
        <text:list-item>
          <text:p text:style-name="P411"><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826533787178620067" text:style-name="L16">
        <text:list-item>
          <text:p text:style-name="P419">비디오가 만들어진 논문 비율 적음. 현재 비디오는 보급X. 앞으로 논문 평가에 비디오가 유효하다는 인식이 생기면 비디오 비율 증가할 가능성이 높다</text:p>
          <text:list>
            <text:list-item>
              <text:p text:style-name="P420">Nature Science 비디오도 현재 시행착오 수준</text:p>
            </text:list-item>
            <text:list-item>
              <text:p text:style-name="P420"/>
            </text:list-item>
          </text:list>
        </text:list-item>
        <text:list-item>
          <text:p text:style-name="P420">구체적으로 비디오가 논문에 공헌한 예(피인용 뿐 아니라, 대중 인식에 기여한 점 ex인공지능 붐 초기 비디오를 통한 대중화 기여 케이스는 없는가?)</text:p>
        </text:list-item>
        <text:list-item>
          <text:p text:style-name="P420">SNS플랫폼에 따른 유저 타입 ex</text:p>
          <text:list>
            <text:list-item>
              <text:p text:style-name="P420">트위터: 전문가가 많이 활동 ← 이건 어떻게? 선행연구</text:p>
            </text:list-item>
            <text:list-item>
              <text:p text:style-name="P420">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330784890300553034" text:style-name="L17">
        <text:list-item>
          <text:p text:style-name="P422">유튜브상의 학술 관련 영상 수 추이</text:p>
          <text:list>
            <text:list-item>
              <text:p text:style-name="P421">비디오 수?</text:p>
              <text:list>
                <text:list-item>
                  <text:p text:style-name="P422">Q= arxiv.org/science.sciencemag.org/... </text:p>
                  <text:list>
                    <text:list-item>
                      <text:p text:style-name="P423">q=science.sciencemag.org / <text:span text:style-name="T11">science.sciencemag.org/content</text:span></text:p>
                      <text:list>
                        <text:list-item>
                          <text:p text:style-name="P425">2005: 0</text:p>
                        </text:list-item>
                        <text:list-item>
                          <text:p text:style-name="P425">2006: 1/<text:span text:style-name="T13">0</text:span></text:p>
                        </text:list-item>
                        <text:list-item>
                          <text:p text:style-name="P426">2007: <text:span text:style-name="T12">6</text:span>/0</text:p>
                        </text:list-item>
                        <text:list-item>
                          <text:p text:style-name="P426">2008: <text:span text:style-name="T12">36</text:span>/3</text:p>
                        </text:list-item>
                        <text:list-item>
                          <text:p text:style-name="P424">2009: 51/<text:span text:style-name="T11">22</text:span></text:p>
                        </text:list-item>
                        <text:list-item>
                          <text:p text:style-name="P424">2010: 64/<text:span text:style-name="T11">38</text:span></text:p>
                        </text:list-item>
                        <text:list-item>
                          <text:p text:style-name="P424">2011: 113/<text:span text:style-name="T11">62</text:span></text:p>
                        </text:list-item>
                        <text:list-item>
                          <text:p text:style-name="P424">2012: 207/<text:span text:style-name="T11">84</text:span></text:p>
                        </text:list-item>
                        <text:list-item>
                          <text:p text:style-name="P424">2013: 310/<text:span text:style-name="T11">137</text:span></text:p>
                        </text:list-item>
                        <text:list-item>
                          <text:p text:style-name="P424">2014: 420/<text:span text:style-name="T11">210</text:span></text:p>
                        </text:list-item>
                        <text:list-item>
                          <text:p text:style-name="P424">2015: 557/<text:span text:style-name="T11">253</text:span></text:p>
                        </text:list-item>
                        <text:list-item>
                          <text:p text:style-name="P424">2016: 973/<text:span text:style-name="T11">300</text:span></text:p>
                        </text:list-item>
                        <text:list-item>
                          <text:p text:style-name="P424">2017: 1414/<text:span text:style-name="T11">504</text:span></text:p>
                        </text:list-item>
                        <text:list-item>
                          <text:p text:style-name="P424">2018: 2194/<text:span text:style-name="T11">784</text:span></text:p>
                        </text:list-item>
                        <text:list-item>
                          <text:p text:style-name="P424">2019: 2223/<text:span text:style-name="T11">1270</text:span></text:p>
                        </text:list-item>
                      </text:list>
                    </text:list-item>
                  </text:list>
                </text:list-item>
              </text:list>
            </text:list-item>
            <text:list-item>
              <text:p text:style-name="P421">채널 수?</text:p>
              <text:list>
                <text:list-item>
                  <text:p text:style-name="P422">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096667643703350442" text:style-name="L18">
        <text:list-item>
          <text:p text:style-name="P427">Science communication</text:p>
        </text:list-item>
        <text:list-item>
          <text:p text:style-name="P427">Scholarly communication</text:p>
        </text:list-item>
        <text:list-item>
          <text:p text:style-name="P427">Research communication: ?</text:p>
        </text:list-item>
      </text:list>
      <text:p text:style-name="P65"/>
      <text:p text:style-name="P64">배경</text:p>
      <text:p text:style-name="P66">과학에 있어서 커뮤니케이션</text:p>
      <text:list xml:id="list3000210535724325141" text:style-name="L19">
        <text:list-item>
          <text:p text:style-name="P435">학술 커뮤니케이션의 시작: 저널 출간</text:p>
        </text:list-item>
        <text:list-item>
          <text:p text:style-name="P435">과학 커뮤니케이션의 대두: 뉴스, 잡지 등</text:p>
        </text:list-item>
      </text:list>
      <text:p text:style-name="P69">과학 커뮤니케이션: 최근 온라인 미디어가 주목</text:p>
      <text:list xml:id="list4890157799161845276" text:style-name="L20">
        <text:list-item>
          <text:p text:style-name="P436">altmetric</text:p>
          <text:list>
            <text:list-item>
              <text:p text:style-name="P437"><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40">Twitter</text:p>
          <text:list>
            <text:list-item>
              <text:p text:style-name="P438">[2018,Didegah et al.]논문 언급 트위터에 관한 정성적 연구: 대부분 비생산적,단순확산 목적, 봇</text:p>
            </text:list-item>
          </text:list>
        </text:list-item>
      </text:list>
      <text:p text:style-name="P65"/>
      <text:p text:style-name="P65">유튜브는 마케팅/수익 플랫폼</text:p>
      <text:list xml:id="list8088627247087594252" text:style-name="L21">
        <text:list-item>
          <text:p text:style-name="P428">UGC<text:span text:style-name="T18">(유저, 소비자 컨텐츠)</text:span>→PGC<text:span text:style-name="T18">(기업, 브랜딩)</text:span>를 통한 마케팅/수익 플랫폼화<text:span text:style-name="T18">(2006)</text:span></text:p>
        </text:list-item>
        <text:list-item>
          <text:p text:style-name="P429"><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41"><text:span text:style-name="T20">[Figueiredo et al., 2011; Szabo and Huberman, 2010; Zhou et al., 2010]</text:span>rich-get-richer</text:p>
        </text:list-item>
      </text:list>
      <text:p text:style-name="P65"/>
      <text:p text:style-name="P65">과학/연구 관련 비디오 활동 및 그에 관한 연구도 증가</text:p>
      <text:list xml:id="list145140941744631" text:continue-list="list4890157799161845276" text:style-name="L20">
        <text:list-item>
          <text:p text:style-name="P430">학술 커뮤니케이션における비디오：</text:p>
          <text:list>
            <text:list-item>
              <text:p text:style-name="P430">[2012,Kousha et al.]YT <text:span text:style-name="T16">Video citation: </text:span>Scopus, 2006~2011 → 증가세</text:p>
            </text:list-item>
          </text:list>
        </text:list-item>
      </text:list>
      <text:list xml:id="list5274899903215780245" text:style-name="L22">
        <text:list-item>
          <text:p text:style-name="P431">과학 커뮤니케이션における비디오：</text:p>
          <text:list>
            <text:list-item>
              <text:p text:style-name="P442">[2016,Welbourne et al.]과학 커뮤니케이션 비디오/채널 인기에 영향을 주는 인자 분석(컨텐츠, 유저 타입<text:span text:style-name="T15">)</text:span></text:p>
              <text:list>
                <text:list-item>
                  <text:p text:style-name="P442">UGC가 PGC보다 구독 훨씬 많음</text:p>
                </text:list-item>
                <text:list-item>
                  <text:p text:style-name="P443">regular communicator의 존재가 뷰카운트에 영향 큼</text:p>
                </text:list-item>
                <text:list-item>
                  <text:p text:style-name="P443">빠르게 전달하는 비디오가 뷰카운트 많음</text:p>
                </text:list-item>
              </text:list>
            </text:list-item>
          </text:list>
        </text:list-item>
      </text:list>
      <text:p text:style-name="P65"/>
      <text:p text:style-name="P65">한편, 과학 대중화의 학술적 영향력에 관한 연구</text:p>
      <text:list xml:id="list2943100688070666426" text:style-name="L23">
        <text:list-item>
          <text:p text:style-name="P432">트위터와 피인용</text:p>
          <text:list>
            <text:list-item>
              <text:p text:style-name="P433"><text:span text:style-name="T21">[2012,Eysenbach]</text:span>articles that are highly tweeted about are eleven times more likely to be highly cited than those that who few people tweeted.</text:p>
              <text:list>
                <text:list-item>
                  <text:p text:style-name="P444">Journal of Medical Internet Research, 2008~2011</text:p>
                </text:list-item>
              </text:list>
            </text:list-item>
            <text:list-item>
              <text:p text:style-name="P445">(2017,Finch et al.)AAS 1→20 <text:span text:style-name="T34">은 평균 피인용수 2.6→5.5 기대됨. IF높은 저널일수록 관계 약해짐.</text:span></text:p>
            </text:list-item>
            <text:list-item>
              <text:p text:style-name="P439"/>
            </text:list-item>
          </text:list>
        </text:list-item>
        <text:list-item>
          <text:p text:style-name="P447">altmetrics와 피인용수</text:p>
          <text:list>
            <text:list-item>
              <text:p text:style-name="P448">[2020,Murray et al.]dermatology journals 논문들의 AAS와 피인용수 상관 약함(.257)</text:p>
            </text:list-item>
          </text:list>
        </text:list-item>
        <text:list-item>
          <text:p text:style-name="P448"><text:soft-page-break/>비디오와 피인용</text:p>
          <text:list>
            <text:list-item>
              <text:p text:style-name="P434">[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3264216517368642433" text:style-name="L24">
        <text:list-item>
          <text:p text:style-name="P449">[2016,Welbourne et al.]은 인기 상위 채널에서 비디오 샘플링. 하지만 대중적 인기 채널이 가지는 학술적 영향력에 관한 연구가 없다.</text:p>
        </text:list-item>
        <text:list-item>
          <text:p text:style-name="P450">비디오가 증가하고 있는 점은 명확하다.</text:p>
          <text:list>
            <text:list-item>
              <text:p text:style-name="P450">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3228460995762930702" text:style-name="L25">
        <text:list-item>
          <text:p text:style-name="P451">비디오 기반 SC의 <text:span text:style-name="T22">SC안에서의 역할</text:span></text:p>
        </text:list-item>
        <text:list-item>
          <text:p text:style-name="P451">비디오 기반 <text:span text:style-name="T22">SC와 학계 간의 상호 작용</text:span></text:p>
        </text:list-item>
      </text:list>
      <text:p text:style-name="P71"/>
      <text:p text:style-name="P71"/>
      <text:p text:style-name="P19">200607</text:p>
      <text:p text:style-name="P71">연구 구상</text:p>
      <text:list xml:id="list2325295015098116828" text:style-name="L26">
        <text:list-item>
          <text:p text:style-name="P452">비디오 기반 SC의 <text:span text:style-name="T22">SC안에서의 역할</text:span></text:p>
          <text:list>
            <text:list-item>
              <text:p text:style-name="P453">비디오 단독</text:p>
            </text:list-item>
            <text:list-item>
              <text:p text:style-name="P453">비디오와 다른 매체/플랫폼 SC와의 관계</text:p>
            </text:list-item>
          </text:list>
        </text:list-item>
        <text:list-item>
          <text:p text:style-name="P452">비디오 기반 <text:span text:style-name="T22">SC와 학계 간의 상호 작용</text:span></text:p>
          <text:list>
            <text:list-item>
              <text:p text:style-name="P452">비디오와 연구 분야과의 관계</text:p>
              <text:list>
                <text:list-item>
                  <text:p text:style-name="P453">비디오와 분야와의 연결고리: 키워드/채널 타입/</text:p>
                </text:list-item>
              </text:list>
            </text:list-item>
            <text:list-item>
              <text:p text:style-name="P452">비디오와 특정 논문들과의 관계</text:p>
              <text:list>
                <text:list-item>
                  <text:p text:style-name="P452">비디오와 논문과의 연결고리: 키워드/<text:span text:style-name="T23">url/</text:span></text:p>
                </text:list-item>
              </text:list>
            </text:list-item>
            <text:list-item>
              <text:p text:style-name="P452"/>
            </text:list-item>
          </text:list>
        </text:list-item>
      </text:list>
      <text:p text:style-name="P71"/>
      <text:p text:style-name="P73">Video articles</text:p>
      <text:list xml:id="list4070073523464412057" text:style-name="L27">
        <text:list-item>
          <text:p text:style-name="P454"><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55">여기서 video articles이란 supplementary video付き論稿</text:p>
            </text:list-item>
          </text:list>
        </text:list-item>
        <text:list-item>
          <text:p text:style-name="P454"><text:span text:style-name="T25">JoVE: </text:span><text:a xlink:type="simple" xlink:href="https://www.jove.com/" text:style-name="Internet_20_link" text:visited-style-name="Visited_20_Internet_20_Link">https://www.jove.com/</text:a></text:p>
          <text:list>
            <text:list-item>
              <text:p text:style-name="P456">IF:1.108(2018)</text:p>
            </text:list-item>
            <text:list-item>
              <text:p text:style-name="P456">peer reviewed</text:p>
            </text:list-item>
            <text:list-item>
              <text:p text:style-name="P456">pub-med indexed</text:p>
            </text:list-item>
            <text:list-item>
              <text:p text:style-name="P456">Video journal + science education</text:p>
            </text:list-item>
          </text:list>
        </text:list-item>
      </text:list>
      <text:p text:style-name="P74"/>
      <text:p text:style-name="P74">SC채널</text:p>
      <text:list xml:id="list1838744371111104845" text:style-name="L28">
        <text:list-item>
          <text:p text:style-name="P457">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7066194670955369172" text:style-name="L29">
        <text:list-item>
          <text:p text:style-name="P458">AAS → 피인용수 상관</text:p>
        </text:list-item>
      </text:list>
      <text:p text:style-name="P76"/>
      <text:p text:style-name="P21">200610</text:p>
      <text:p text:style-name="P77">리서치 메트릭스</text:p>
      <text:list xml:id="list4843424533969625497" text:style-name="L30">
        <text:list-item>
          <text:p text:style-name="P459">논문 레벨</text:p>
          <text:list>
            <text:list-item>
              <text:p text:style-name="P461"><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63"><text:s/><text:span text:style-name="T31">AAS</text:span></text:p>
            </text:list-item>
          </text:list>
        </text:list-item>
        <text:list-item>
          <text:p text:style-name="P463">저자 레벨</text:p>
          <text:list>
            <text:list-item>
              <text:p text:style-name="P463">총 피인용수</text:p>
            </text:list-item>
            <text:list-item>
              <text:p text:style-name="P468">h-index, g-index</text:p>
            </text:list-item>
          </text:list>
        </text:list-item>
        <text:list-item>
          <text:p text:style-name="P463">저널 레벨</text:p>
          <text:list>
            <text:list-item>
              <text:p text:style-name="P459">IF<text:span text:style-name="T31">(by JCR)</text:span></text:p>
            </text:list-item>
            <text:list-item>
              <text:p text:style-name="P468">CiteScore(by Scopus)(?)</text:p>
            </text:list-item>
          </text:list>
        </text:list-item>
      </text:list>
      <text:p text:style-name="P76"/>
      <text:p text:style-name="P76">선행 연구</text:p>
      <text:p text:style-name="P76">(2019,<text:span text:style-name="T28">Zong et al.</text:span>)</text:p>
      <text:list xml:id="list5146308655868328018" text:style-name="L31">
        <text:list-item>
          <text:p text:style-name="P469">분야: 물리학</text:p>
        </text:list-item>
        <text:list-item>
          <text:p text:style-name="P472">논문 속성: 저자수/기관수/국제 공저수/타이틀 길이/abstract길이/키워드 수/참고문헌 수/페이지수/피인용수</text:p>
        </text:list-item>
        <text:list-item>
          <text:p text:style-name="P472">속성간 <text:span text:style-name="T29">spearman 상관계수</text:span></text:p>
        </text:list-item>
        <text:list-item>
          <text:p text:style-name="P462"><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1153988964962787204" text:style-name="L32">
        <text:list-item>
          <text:p text:style-name="P464">분야</text:p>
          <text:list>
            <text:list-item>
              <text:p text:style-name="P464">(2018,Didegah et al.)분야에 따른 트위터 유저 구성에 큰 차이</text:p>
            </text:list-item>
            <text:list-item>
              <text:p text:style-name="P464">(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7580532423118979198" text:style-name="L33">
        <text:list-item>
          <text:p text:style-name="P465">리서치 메트릭에 대한 커뮤니케이터 타입의 영향력</text:p>
          <text:list>
            <text:list-item>
              <text:p text:style-name="P540">선행 연구: <text:span text:style-name="T30">(2018,Didegah et al.)5분야에 대해 트위터 유저 타입 조사 </text:span>→<text:span text:style-name="T30"> </text:span>분야에 따라 커뮤니케이터 타입 구성이 다름이 예상된다</text:p>
            </text:list-item>
            <text:list-item>
              <text:p text:style-name="P470">동기 1: 유튜브 커뮤니케이션에 대해 유저 타입 조사가 된 적 없다</text:p>
            </text:list-item>
            <text:list-item>
              <text:p text:style-name="P470">동기 <text:span text:style-name="T30">2: </text:span>커뮤니케이터 타입은 논문의 리서치 커뮤니케이션 효과의 변수일 수 있다 <text:span text:style-name="T30">← 조사된 적 없다</text:span></text:p>
            </text:list-item>
            <text:list-item>
              <text:p text:style-name="P470">가설: 유튜브 리서치 커뮤니케이션에서 커뮤니케이터 타입 구성과 리서치 커뮤니케이션 효과는 유의한 상관이 있다.</text:p>
            </text:list-item>
            <text:list-item>
              <text:p text:style-name="P471"><text:soft-page-break/>실험:</text:p>
            </text:list-item>
          </text:list>
        </text:list-item>
      </text:list>
      <text:list xml:id="list8205404767653142327" text:style-name="L34">
        <text:list-item>
          <text:list>
            <text:list-item>
              <text:list>
                <text:list-item>
                  <text:p text:style-name="P460">5분야에 대해, 소정 기간의 논문 데이터셋을 대상으로, 유튜브 커뮤니케이션을 일부 수집(ex.뷰카운트 정렬 후 4분위로 나누어서 각 분위에서 정해진 수만큼 추출)</text:p>
                </text:list-item>
                <text:list-item>
                  <text:p text:style-name="P473">각 비디오에 대해 커뮤니케이터 레이블 지정</text:p>
                </text:list-item>
                <text:list-item>
                  <text:p text:style-name="P473">분야별 커뮤니케이터 타입 구성 통계, <text:span text:style-name="T30">(2018,Didegah et al.)와 비교</text:span></text:p>
                </text:list-item>
                <text:list-item>
                  <text:p text:style-name="P473">(분야 횡단형으로?) 커뮤니케이터 타입별로 비디오 그룹화. 각 그룹의 대상 논문들에 대해 메트릭 통계</text:p>
                </text:list-item>
              </text:list>
            </text:list-item>
          </text:list>
        </text:list-item>
      </text:list>
      <text:list xml:id="list2707569367833213054" text:style-name="L35">
        <text:list-item>
          <text:list>
            <text:list-item>
              <text:list>
                <text:list-item>
                  <text:list>
                    <text:list-item>
                      <text:p text:style-name="P474">타입별 박스형</text:p>
                    </text:list-item>
                    <text:list-item>
                      <text:p text:style-name="P474">비디오 데이터셋이 작으면 분야 횡단형으로?</text:p>
                    </text:list-item>
                    <text:list-item>
                      <text:p text:style-name="P474">메트릭은 우선순위 1)논문 수준 2)저널 수준 3)저자 수준</text:p>
                    </text:list-item>
                  </text:list>
                </text:list-item>
              </text:list>
            </text:list-item>
          </text:list>
        </text:list-item>
      </text:list>
      <text:list xml:id="list145141538076303" text:continue-list="list8205404767653142327" text:style-name="L34">
        <text:list-item>
          <text:list>
            <text:list-item>
              <text:list>
                <text:list-item>
                  <text:p text:style-name="P473">음</text:p>
                </text:list-item>
              </text:list>
            </text:list-item>
          </text:list>
        </text:list-item>
      </text:list>
      <text:list xml:id="list145140559206003" text:continue-list="list7580532423118979198" text:style-name="L33">
        <text:list-item>
          <text:p text:style-name="P446">컨텐츠(1차: RC/비RC)</text:p>
          <text:list>
            <text:list-item>
              <text:p text:style-name="P446">선행연구:<text:span text:style-name="T35">(2012,Kousha et al.)4분야 논문에 대해 논문내 인용하는 유튜브를 자연과학/인문학/사회과학 컨텐츠로 구별</text:span></text:p>
              <text:list>
                <text:list-item>
                  <text:p text:style-name="P475">Interdisciplinary citations 지적:</text:p>
                </text:list-item>
                <text:list-item>
                  <text:p text:style-name="P475">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77">선행연구:(2019,Zong et al.)비디오 개요(← 컨텐츠 중 하나) 유무 그룹별로 피인용수와의 상관</text:p>
            </text:list-item>
            <text:list-item>
              <text:p text:style-name="P476">동기1: <text:span text:style-name="T35">(2012,Kousha et al.)는 </text:span>피인용 유튜브가 대상이었으나, 논문 인용 유튜브에 대해선 이루어지지 않음(← 피인용 유튜브와 논문 인용 유튜브의 비는?)</text:p>
            </text:list-item>
            <text:list-item>
              <text:p text:style-name="P475">동기2: 컨텐츠 분류/조사는 이루어졌으나, 컨텐츠와 연구 지표와의 관계에 대한 연구는 비디오 개요 컨텐츠에 대한 분석이 유일</text:p>
            </text:list-item>
            <text:list-item>
              <text:p text:style-name="P475">가설: 컨텐츠 별 연구 지표와의 상관성엔 유의한 차이가 있다 <text:span text:style-name="T37">(significant difference in correlation by content type)</text:span></text:p>
            </text:list-item>
            <text:list-item>
              <text:p text:style-name="P478">실험</text:p>
            </text:list-item>
          </text:list>
        </text:list-item>
      </text:list>
      <text:list xml:id="list3524387990945701068" text:style-name="L36">
        <text:list-item>
          <text:list>
            <text:list-item>
              <text:list>
                <text:list-item>
                  <text:p text:style-name="P479">비디오 수집, 샘플링</text:p>
                </text:list-item>
                <text:list-item>
                  <text:p text:style-name="P480">컨텐츠 분류</text:p>
                </text:list-item>
                <text:list-item>
                  <text:p text:style-name="P480">각 컨텐츠 별 그룹마다 인용 논문 그룹화,</text:p>
                </text:list-item>
              </text:list>
            </text:list-item>
          </text:list>
        </text:list-item>
      </text:list>
      <text:list xml:id="list6336812617758528487" text:style-name="L37">
        <text:list-item>
          <text:p text:style-name="P466">커뮤니케이터 <text:span text:style-name="T38">SNS 네트워크</text:span></text:p>
          <text:list>
            <text:list-item>
              <text:p text:style-name="P467">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81"><text:s/>동기1: 탑 랭크 리서치 커뮤니케이션 비디오에 대해서도 성립하는가?<text:span text:style-name="T39">(왠지 상업/저널 채널일 듯..?)</text:span></text:p>
            </text:list-item>
            <text:list-item>
              <text:p text:style-name="P467">가설: 인기있는 리서치 커뮤니케이션 비디오들은 조직/대규모 소셜 네트워크를 가지는가?</text:p>
            </text:list-item>
            <text:list-item>
              <text:p text:style-name="P467">실험: 인기 상위 비디오와 그 밖의 비디오 그룹 간 유저 타입/소셜 네트워크 유무와 규모 분석 후 통계 검정</text:p>
            </text:list-item>
          </text:list>
        </text:list-item>
        <text:list-item>
          <text:p text:style-name="P467">비디오 통계와 리서치 메트릭스와의 관계</text:p>
          <text:list>
            <text:list-item>
              <text:p text:style-name="P467">실험</text:p>
              <text:list>
                <text:list-item>
                  <text:p text:style-name="P467">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212813197084194938" text:style-name="L38">
        <text:list-item>
          <text:p text:style-name="P482">DOI</text:p>
        </text:list-item>
        <text:list-item>
          <text:p text:style-name="P482">doi.org/&lt;DOI&gt;의 리다이렉션 url</text:p>
        </text:list-item>
        <text:list-item>
          <text:p text:style-name="P483">제목<text:span text:style-name="T45">(Crawl 후 비디오 title/description에서 정확히 일치하는 비디오 한정)</text:span></text:p>
        </text:list-item>
        <text:list-item>
          <text:p text:style-name="P482">그 외의 각종 논문 게재 사이트</text:p>
          <text:list>
            <text:list-item>
              <text:p text:style-name="P482">구글 검색 후 </text:p>
            </text:list-item>
          </text:list>
        </text:list-item>
      </text:list>
      <text:p text:style-name="P88">넓은 의미로(관련 동영상)</text:p>
      <text:list xml:id="list1710638359206623890" text:style-name="L39">
        <text:list-item>
          <text:p text:style-name="P484"><text:s/></text:p>
        </text:list-item>
        <text:list-item>
          <text:p text:style-name="P484">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434103729132034307" text:style-name="L40">
        <text:list-item>
          <text:p text:style-name="P485">Delivery style 레이블이 독자성이 높음. 어떤 객관적 방침(선행연구)으로 레이블을 정의했는가를 설명하는 것이 중요.</text:p>
        </text:list-item>
        <text:list-item>
          <text:p text:style-name="P485">레이블 관계 없이, 일단 ‘비디오 존재 ↔ 고 피인용’을 보여주면 좋음</text:p>
        </text:list-item>
      </text:list>
      <text:p text:style-name="P92"/>
      <text:list xml:id="list2855172567048812281" text:style-name="L41">
        <text:list-item>
          <text:p text:style-name="P486">arxiv 피인용수 크롤러 :크롤러방지… 니미시발!!</text:p>
        </text:list-item>
        <text:list-item>
          <text:p text:style-name="P486"/>
        </text:list-item>
        <text:list-item>
          <text:p text:style-name="P486">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9136661669560746730" text:style-name="L42">
        <text:list-item>
          <text:p text:style-name="P487">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685299567618042937" text:style-name="L43">
        <text:list-item>
          <text:p text:style-name="P488">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69">테마</text:p>
          </table:table-cell>
          <table:table-cell table:style-name="표1.A1" office:value-type="string">
            <text:p text:style-name="P369">Scopus subject area</text:p>
          </table:table-cell>
          <table:table-cell table:style-name="표1.A1" office:value-type="string">
            <text:p text:style-name="P372">필터</text:p>
          </table:table-cell>
          <table:table-cell table:style-name="표1.A1" office:value-type="string">
            <text:p text:style-name="P372">list</text:p>
          </table:table-cell>
          <table:table-cell table:style-name="표1.E1" office:value-type="string">
            <text:p text:style-name="Table_20_Contents">파일</text:p>
          </table:table-cell>
        </table:table-row>
        <table:table-row>
          <table:table-cell table:style-name="표1.A2" office:value-type="string">
            <text:p text:style-name="P369">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80">Journals only</text:p>
          </table:table-cell>
          <table:table-cell table:style-name="표1.A2" office:value-type="string">
            <text:p text:style-name="P372">1000/<text:span text:style-name="T86">5684</text:span></text:p>
          </table:table-cell>
          <table:table-cell table:style-name="표1.E2" office:value-type="string">
            <text:p text:style-name="P369">source-results-life_science-citescore-2013.<text:span text:style-name="T54">xlsx</text:span></text:p>
          </table:table-cell>
        </table:table-row>
        <table:table-row>
          <table:table-cell table:style-name="표1.A2" office:value-type="string">
            <text:p text:style-name="P372">Math &amp; Computer Science</text:p>
          </table:table-cell>
          <table:table-cell table:style-name="표1.A2" office:value-type="string">
            <text:p text:style-name="P116">Computer Science + Mathmatics</text:p>
          </table:table-cell>
          <table:table-cell table:style-name="표1.A2" office:value-type="string">
            <text:p text:style-name="P376">Journals only</text:p>
          </table:table-cell>
          <table:table-cell table:style-name="표1.A2" office:value-type="string">
            <text:p text:style-name="P372">1000/3201</text:p>
          </table:table-cell>
          <table:table-cell table:style-name="표1.E2" office:value-type="string">
            <text:p text:style-name="P372">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5033783227939480520" text:style-name="L44">
        <text:list-item>
          <text:p text:style-name="P489">Social &amp; Humanities</text:p>
        </text:list-item>
        <text:list-item>
          <text:p text:style-name="P489">Biomed &amp; Health: </text:p>
        </text:list-item>
        <text:list-item>
          <text:p text:style-name="P490">Life &amp; Earth: <text:span text:style-name="T88">284.2개 채널</text:span></text:p>
        </text:list-item>
        <text:list-item>
          <text:p text:style-name="P489">Physical &amp; Engineering</text:p>
        </text:list-item>
        <text:list-item>
          <text:p text:style-name="P491">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4376311173339787623" text:style-name="L45">
        <text:list-item>
          <text:p text:style-name="P496">코로나 상황 등에서 비디오 리서치 커뮤니케이션의 이의는 분명 있다.</text:p>
        </text:list-item>
        <text:list-item>
          <text:p text:style-name="P496">경향 스코어:<text:span text:style-name="T75">if/H-index의 동향이 서로 다름. 동시에 맞추는건 어려울것.</text:span></text:p>
        </text:list-item>
        <text:list-item>
          <text:p text:style-name="P497">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98">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45140092685685" text:continue-list="list8263236320802124767" text:style-name="L14">
        <text:list-item>
          <text:p text:style-name="P408">paper_explanation: 대상 논문 해설을 예고/논문의 진척, 새로운 결과 등을 소개(/논문 저자)</text:p>
          <text:list>
            <text:list-item>
              <text:p text:style-name="P492"><text:span text:style-name="T76">(음성or설명문)</text:span>대상 논문 해설할 것을 예고 <text:span text:style-name="T76">or</text:span> <text:span text:style-name="T76">(시각)</text:span>논문 제목을 명시해야함</text:p>
            </text:list-item>
            <text:list-item>
              <text:p text:style-name="P492">논문 원문<text:span text:style-name="T76">(Fig/Table)</text:span>의 일부가 표시되어야 함</text:p>
            </text:list-item>
            <text:list-item>
              <text:p text:style-name="P408">논문을 그냥 읽는 것도 포함</text:p>
            </text:list-item>
            <text:list-item>
              <text:p text:style-name="P408">형식: 프레젠테이션, 판서, ...</text:p>
            </text:list-item>
            <text:list-item>
              <text:p text:style-name="P408">청중이 학술 관련자(학회 발표<text:span text:style-name="T9">)</text:span></text:p>
            </text:list-item>
          </text:list>
        </text:list-item>
        <text:list-item>
          <text:p text:style-name="P408">paper_<text:span text:style-name="T77">linked_</text:span>supplementary: 논문 내에서 supplementary로 명시/description에서 supplementary, demo 등을 명시</text:p>
          <text:list>
            <text:list-item>
              <text:p text:style-name="P492"><text:span text:style-name="T76">(대상 논문)</text:span>논문 내/논문 사이트에서 <text:span text:style-name="T76">supplementary 비디오 명시</text:span></text:p>
            </text:list-item>
          </text:list>
        </text:list-item>
        <text:list-item>
          <text:p text:style-name="P526">paper_supplementary</text:p>
          <text:list>
            <text:list-item>
              <text:p text:style-name="P493">(대상 논문)논문 내/논문 사이트에서 명시 없음</text:p>
            </text:list-item>
            <text:list-item>
              <text:p text:style-name="P405">(대상 논문)영상이 논문 내 자료 원본 혹은 그 연장선(애니메이션 등)일때</text:p>
            </text:list-item>
          </text:list>
        </text:list-item>
        <text:list-item>
          <text:p text:style-name="P408">paper_application: 논문의 수법, 기술을 적용, 활용한 독자적인 결과 영상, 소개</text:p>
          <text:list>
            <text:list-item>
              <text:p text:style-name="P527"/>
            </text:list-item>
          </text:list>
        </text:list-item>
        <text:list-item>
          <text:p text:style-name="P410">paper_assessment: (논문 소개 후에) 논문 평가가 주요 내용</text:p>
        </text:list-item>
        <text:list-item>
          <text:p text:style-name="P410">paper_reference: 주제의 일환으로 논문의 존재나 관련된 내용을 언급할 뿐, 논문의 해설되지 않음/영상 중 논문 언급이 없음/연구</text:p>
          <text:list>
            <text:list-item>
              <text:p text:style-name="P494">초두에 논문 해설할 것을 명시하지 않음</text:p>
            </text:list-item>
            <text:list-item>
              <text:p text:style-name="P495">description상에 reference로 명시되어 있음</text:p>
            </text:list-item>
            <text:list-item>
              <text:p text:style-name="P413"><text:soft-page-break/>논문 언급 분량이 적음<text:span text:style-name="T77">(얼마나 적음?)</text:span></text:p>
            </text:list-item>
            <text:list-item>
              <text:p text:style-name="P413">논문 본문이 표시될 수 있음</text:p>
            </text:list-item>
            <text:list-item>
              <text:p text:style-name="P413">아예 논문과 관계 없는 영상일 수 있음</text:p>
            </text:list-item>
          </text:list>
        </text:list-item>
        <text:list-item>
          <text:p text:style-name="P417">news: 논문이 주 내용이나, 홍보가 주 목적, 설명은 있으나 해설이 주 목적이 아님</text:p>
          <text:list>
            <text:list-item>
              <text:p text:style-name="P528">preview비디오 포함</text:p>
            </text:list-item>
            <text:list-item>
              <text:p text:style-name="P529">dissemination목적. </text:p>
            </text:list-item>
            <text:list-item>
              <text:p text:style-name="P417">홍보 대상은 논문 자체/논문과 관련된 프로젝트 등일수 있음.</text:p>
            </text:list-item>
          </text:list>
        </text:list-item>
      </text:list>
      <text:p text:style-name="P360"/>
      <text:p text:style-name="P360">목적/취지가 이어지는 영상이라면, 전체의 비주얼/오디오 스타일을 감안하여 통일.</text:p>
      <text:p text:style-name="P360"/>
      <text:p text:style-name="P361">인기 채널 의해 언급되는 케이스</text:p>
      <text:list xml:id="list6285302527662737529" text:style-name="L46">
        <text:list-item>
          <text:p text:style-name="P530">assessment</text:p>
          <text:list>
            <text:list-item>
              <text:p text:style-name="P533">OuGtd8nhm6Y, xRuZDG0QgH8 : 훗날 자세히 언급되는 케이스</text:p>
            </text:list-item>
          </text:list>
        </text:list-item>
        <text:list-item>
          <text:p text:style-name="P530">reference</text:p>
          <text:list>
            <text:list-item>
              <text:p text:style-name="P531">AO6NkJcfYNc, <text:span text:style-name="T79">Xx0SsffdMBw: 전문가?</text:span></text:p>
            </text:list-item>
            <text:list-item>
              <text:p text:style-name="P535">bTUvI-a8uGA, AgIG22l5oOM: 유사과학? 음모론?</text:p>
            </text:list-item>
            <text:list-item>
              <text:p text:style-name="P537"><text:span text:style-name="T78">5tkLCzvD3uo, </text:span>cjRK1KK3nA8: 과학채널</text:p>
            </text:list-item>
          </text:list>
        </text:list-item>
      </text:list>
      <text:p text:style-name="P361"/>
      <text:p text:style-name="P362"/>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840424781557488096" text:style-name="L47">
        <text:list-item>
          <text:p text:style-name="P499">creative</text:p>
          <text:list>
            <text:list-item>
              <text:p text:style-name="P499">논문과 직접 관련 없는(또는 관계를 알 수 없는) 컨텐츠가 포함</text:p>
            </text:list-item>
            <text:list-item>
              <text:p text:style-name="P499">raw video + 논문 자료 외의 컨텐츠가 포함됨</text:p>
            </text:list-item>
            <text:list-item>
              <text:p text:style-name="P499">비디오의 이어붙이기는 포함<text:span text:style-name="T85">x</text:span></text:p>
            </text:list-item>
            <text:list-item>
              <text:p text:style-name="P499">촬영 비디오/논문 자료가 가공됨</text:p>
            </text:list-item>
          </text:list>
        </text:list-item>
        <text:list-item>
          <text:p text:style-name="P499">presentation</text:p>
          <text:list>
            <text:list-item>
              <text:p text:style-name="P499">논문에 제시된 자료를 정적/동적 화면의 나열로 설명</text:p>
            </text:list-item>
            <text:list-item>
              <text:p text:style-name="P501">(소개 슬라이드→ 비디오)의 반복도 포함</text:p>
              <text:list>
                <text:list-item>
                  <text:p text:style-name="P501">단 2번 이상 반복되어야 함. (소개→비디오)는 <text:span text:style-name="T95">raw취급</text:span></text:p>
                </text:list-item>
              </text:list>
            </text:list-item>
            <text:list-item>
              <text:p text:style-name="P501">비디오 클립만 이어붙이는건 비포함(<text:span text:style-name="T94">raw</text:span>)</text:p>
            </text:list-item>
            <text:list-item>
              <text:p text:style-name="P503">음성으로 설명하면서 동적 화면이 나열되는건 → 비포함! raw로</text:p>
              <text:list>
                <text:list-item>
                  <text:p text:style-name="P503">음성은 음성 레이블로 설명. raw+narrative</text:p>
                </text:list-item>
              </text:list>
            </text:list-item>
          </text:list>
        </text:list-item>
        <text:list-item>
          <text:p text:style-name="P499">raw: 촬영된 비디오를 가공 없이 게재</text:p>
          <text:list>
            <text:list-item>
              <text:p text:style-name="P502">비디오 클립만 이어붙이는 것 포함</text:p>
            </text:list-item>
            <text:list-item>
              <text:p text:style-name="P499">논문 자료의 비디오/애니메이션 판도 포함</text:p>
            </text:list-item>
            <text:list-item>
              <text:p text:style-name="P499">정지된 논문 자료를 한장을 보여주는건 <text:span text:style-name="T107">fixed, 여러장을 나열하면 raw?</text:span></text:p>
            </text:list-item>
          </text:list>
        </text:list-item>
        <text:list-item>
          <text:p text:style-name="P499">fixed</text:p>
          <text:list>
            <text:list-item>
              <text:p text:style-name="P499">(본질적으로)고정된 화면</text:p>
            </text:list-item>
            <text:list-item>
              <text:p text:style-name="P500">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1834378322481253989" text:style-name="L48">
        <text:list-item>
          <text:p text:style-name="P504">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5533724453663333266" text:style-name="L49">
        <text:list-item>
          <text:p text:style-name="P505">논문이 소개되는 파트의 정의</text:p>
          <text:list>
            <text:list-item>
              <text:p text:style-name="P505">영상에 논문 제목<text:span text:style-name="T91">|저자|기관이 표시</text:span></text:p>
            </text:list-item>
            <text:list-item>
              <text:p text:style-name="P505">음성으로 상동 내용을 정확히 언급</text:p>
            </text:list-item>
            <text:list-item>
              <text:p text:style-name="P505">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6">N​</text:p>
          </table:table-cell>
          <table:table-cell table:style-name="Table1.A1" office:value-type="string">
            <text:p text:style-name="P386">%​</text:p>
          </table:table-cell>
          <table:table-cell table:style-name="Table1.A1" office:value-type="string">
            <text:p text:style-name="P386">Engagement​</text:p>
          </table:table-cell>
          <table:table-cell table:style-name="Table1.A1" office:value-type="string">
            <text:p text:style-name="P386">Group By​</text:p>
          </table:table-cell>
        </table:table-row>
        <text:soft-page-break/>
        <table:table-row>
          <table:table-cell table:style-name="Table1.A1" office:value-type="string">
            <text:p text:style-name="P386">11​</text:p>
          </table:table-cell>
          <table:table-cell table:style-name="Table1.A1" office:value-type="string">
            <text:p text:style-name="P386">8.2​</text:p>
          </table:table-cell>
          <table:table-cell table:style-name="Table1.A1" office:value-type="string">
            <text:p text:style-name="P386">paper_explanation​</text:p>
          </table:table-cell>
          <table:table-cell table:style-name="Table1.A1" office:value-type="string">
            <text:p text:style-name="P386">paper_explanation​</text:p>
          </table:table-cell>
        </table:table-row>
        <table:table-row>
          <table:table-cell table:style-name="Table1.A1" office:value-type="string">
            <text:p text:style-name="P386">1​</text:p>
          </table:table-cell>
          <table:table-cell table:style-name="Table1.A1" office:value-type="string">
            <text:p text:style-name="P386">0.7​</text:p>
          </table:table-cell>
          <table:table-cell table:style-name="Table1.A1" office:value-type="string">
            <text:p text:style-name="P386">paper_linked_supplementary​</text:p>
          </table:table-cell>
          <table:table-cell table:style-name="Table1.A1" table:number-rows-spanned="2" office:value-type="string">
            <text:p text:style-name="P386">paper_supplementary​</text:p>
          </table:table-cell>
        </table:table-row>
        <table:table-row>
          <table:table-cell table:style-name="Table1.A1" office:value-type="string">
            <text:p text:style-name="P386">30​</text:p>
          </table:table-cell>
          <table:table-cell table:style-name="Table1.A1" office:value-type="string">
            <text:p text:style-name="P386">22.4​</text:p>
          </table:table-cell>
          <table:table-cell table:style-name="Table1.A1" office:value-type="string">
            <text:p text:style-name="P386">paper_supplementary​</text:p>
          </table:table-cell>
          <table:covered-table-cell/>
        </table:table-row>
        <table:table-row>
          <table:table-cell table:style-name="Table1.A1" office:value-type="string">
            <text:p text:style-name="P386">1​</text:p>
          </table:table-cell>
          <table:table-cell table:style-name="Table1.A1" office:value-type="string">
            <text:p text:style-name="P386">0.7​</text:p>
          </table:table-cell>
          <table:table-cell table:style-name="Table1.A1" office:value-type="string">
            <text:p text:style-name="P386">paper_application​</text:p>
          </table:table-cell>
          <table:table-cell table:style-name="Table1.A1" table:number-rows-spanned="2" office:value-type="string">
            <text:p text:style-name="P386">paper_assessment​</text:p>
          </table:table-cell>
        </table:table-row>
        <table:table-row>
          <table:table-cell table:style-name="Table1.A1" office:value-type="string">
            <text:p text:style-name="P386">3​</text:p>
          </table:table-cell>
          <table:table-cell table:style-name="Table1.A1" office:value-type="string">
            <text:p text:style-name="P386">2.<text:span text:style-name="T96">2</text:span>​</text:p>
          </table:table-cell>
          <table:table-cell table:style-name="Table1.A1" office:value-type="string">
            <text:p text:style-name="P386">paper_assessment​</text:p>
          </table:table-cell>
          <table:covered-table-cell/>
        </table:table-row>
        <table:table-row>
          <table:table-cell table:style-name="Table1.A1" office:value-type="string">
            <text:p text:style-name="P386">88​</text:p>
          </table:table-cell>
          <table:table-cell table:style-name="Table1.A1" office:value-type="string">
            <text:p text:style-name="P386">65.7​</text:p>
          </table:table-cell>
          <table:table-cell table:style-name="Table1.A1" office:value-type="string">
            <text:p text:style-name="P386">paper_reference​</text:p>
          </table:table-cell>
          <table:table-cell table:style-name="Table1.A1" office:value-type="string">
            <text:p text:style-name="P386">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6361794139686074191" text:style-name="L50">
        <text:list-item>
          <text:p text:style-name="P506">y값: 대체로 0주변, 과학채널의 reference 비디오에 한해서 높은 케이스</text:p>
        </text:list-item>
        <text:list-item>
          <text:p text:style-name="P506">x값:</text:p>
          <text:list>
            <text:list-item>
              <text:p text:style-name="P506">reference: 전체적으로 꾸준히</text:p>
            </text:list-item>
            <text:list-item>
              <text:p text:style-name="P506">supplementary: 당연히 논문 발표 즈음에 공개</text:p>
            </text:list-item>
            <text:list-item>
              <text:p text:style-name="P506">explanation, assessment: 3년 즈음부터 공개</text:p>
            </text:list-item>
          </text:list>
        </text:list-item>
        <text:list-item>
          <text:p text:style-name="P506"/>
        </text:list-item>
      </text:list>
      <text:p text:style-name="P193"/>
      <text:p text:style-name="P193"><text:span text:style-name="T98">4</text:span>페이지: 스케일</text:p>
      <text:list xml:id="list8320275736868677155" text:style-name="L51">
        <text:list-item>
          <text:p text:style-name="P507">대체로 플랫</text:p>
        </text:list-item>
        <text:list-item>
          <text:p text:style-name="P507"><text:span text:style-name="T8">6년이 지난 시점에서도 참고문헌으로 인용되는 비디오: 성장률이 매우 빠름</text:span> 스케일때문에 그렇게 보일뿐</text:p>
        </text:list-item>
        <text:list-item>
          <text:p text:style-name="P507">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63">인기 채널: 과학채널, 유사과학(?<text:span text:style-name="T96">)</text:span></text:p>
      <text:p text:style-name="P363"/>
      <text:p text:style-name="P364">assessment: 바이오인포마틱스 연구원에 의한 전문 리뷰</text:p>
      <text:list xml:id="list145141471498243" text:continue-list="list6285302527662737529" text:style-name="L46">
        <text:list-item>
          <text:p text:style-name="P532">assessment</text:p>
          <text:list>
            <text:list-item>
              <text:p text:style-name="P534">OuGtd8nhm6Y, xRuZDG0QgH8 : 훗날 자세히 언급되는 케이스</text:p>
            </text:list-item>
          </text:list>
        </text:list-item>
        <text:list-item>
          <text:p text:style-name="P532">reference</text:p>
          <text:list>
            <text:list-item>
              <text:p text:style-name="P532">AO6NkJcfYNc, <text:span text:style-name="T79">Xx0SsffdMBw: 전문가?</text:span></text:p>
            </text:list-item>
            <text:list-item>
              <text:p text:style-name="P536">bTUvI-a8uGA, AgIG22l5oOM: 유사과학? 음모론?</text:p>
            </text:list-item>
            <text:list-item>
              <text:p text:style-name="P509"><text:span text:style-name="T78">5tkLCzvD3uo, </text:span>cjRK1KK3nA8: 과학채널</text:p>
            </text:list-item>
          </text:list>
        </text:list-item>
      </text:list>
      <text:p text:style-name="P193"/>
      <text:p text:style-name="P193">향후:</text:p>
      <text:p text:style-name="P193">논문 메트릭 동향과 연관시키기</text:p>
      <text:list xml:id="list4402612228557686981" text:style-name="L52">
        <text:list-item>
          <text:p text:style-name="P510">altmetric</text:p>
          <text:list>
            <text:list-item>
              <text:p text:style-name="P508"><text:span text:style-name="T97">(</text:span>논문 레벨<text:span text:style-name="T97">)비디오 활동과 트윗 활동</text:span></text:p>
            </text:list-item>
            <text:list-item>
              <text:p text:style-name="P510">(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65"><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65"><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70">테마</text:p>
          </table:table-cell>
          <table:table-cell table:style-name="Table2.A1" office:value-type="string">
            <text:p text:style-name="P370">Scopus subject area</text:p>
          </table:table-cell>
          <table:table-cell table:style-name="Table2.A1" office:value-type="string">
            <text:p text:style-name="P373">필터</text:p>
          </table:table-cell>
          <table:table-cell table:style-name="Table2.A1" office:value-type="string">
            <text:p text:style-name="P373">list</text:p>
          </table:table-cell>
          <table:table-cell table:style-name="Table2.E1" office:value-type="string">
            <text:p text:style-name="P381">파일</text:p>
          </table:table-cell>
        </table:table-row>
        <table:table-row>
          <table:table-cell table:style-name="Table2.A2" office:value-type="string">
            <text:p text:style-name="P370">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78">Journals<text:span text:style-name="T101">+Conference Proceedings</text:span></text:p>
          </table:table-cell>
          <table:table-cell table:style-name="Table2.A2" office:value-type="string">
            <text:p text:style-name="P382">1000/5734</text:p>
          </table:table-cell>
          <table:table-cell table:style-name="Table2.E2" office:value-type="string">
            <text:p text:style-name="P374">source-results-<text:span text:style-name="T115">life</text:span>-citescore-201<text:span text:style-name="T101">8</text:span>.xlsx</text:p>
          </table:table-cell>
        </table:table-row>
        <table:table-row>
          <table:table-cell table:style-name="Table2.A2" office:value-type="string">
            <text:p text:style-name="P373">Math &amp; Computer Science</text:p>
          </table:table-cell>
          <table:table-cell table:style-name="Table2.A2" office:value-type="string">
            <text:p text:style-name="P117">Computer Science + Mathmatics</text:p>
          </table:table-cell>
          <table:table-cell table:style-name="Table2.A2" office:value-type="string">
            <text:p text:style-name="P377">Journals<text:span text:style-name="T101">+Conference Proceedings</text:span></text:p>
          </table:table-cell>
          <table:table-cell table:style-name="Table2.A2" office:value-type="string">
            <text:p text:style-name="P373">1000/<text:span text:style-name="T101">3427</text:span></text:p>
          </table:table-cell>
          <table:table-cell table:style-name="Table2.E2" office:value-type="string">
            <text:p text:style-name="P373">source-results-math_cs-citescore-201<text:span text:style-name="T101">8</text:span>.xls<text:span text:style-name="T128">x</text:span></text:p>
          </table:table-cell>
        </table:table-row>
        <table:table-row>
          <table:table-cell table:style-name="Table2.A2" office:value-type="string">
            <text:p text:style-name="P385">Social Science + Humanities</text:p>
          </table:table-cell>
          <table:table-cell table:style-name="Table2.A2" office:value-type="string">
            <text:p text:style-name="P367">Arts and Humanities + Social Sciences</text:p>
          </table:table-cell>
          <table:table-cell table:style-name="Table2.A2" office:value-type="string">
            <text:p text:style-name="P385">J + CP</text:p>
          </table:table-cell>
          <table:table-cell table:style-name="Table2.A2" office:value-type="string">
            <text:p text:style-name="P385">1000/9322</text:p>
          </table:table-cell>
          <table:table-cell table:style-name="Table2.E2" office:value-type="string">
            <text:p text:style-name="P385">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32">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33">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34">200805</text:p>
      <text:p text:style-name="P250">비디오 메트릭 분석</text:p>
      <text:list xml:id="list6549756863756391613" text:style-name="L53">
        <text:list-item>
          <text:p text:style-name="P511">히트맵</text:p>
        </text:list-item>
      </text:list>
      <text:p text:style-name="P250"/>
      <text:p text:style-name="P250">추가 분석</text:p>
      <text:list xml:id="list5187462225856669754" text:style-name="L54">
        <text:list-item>
          <text:p text:style-name="P512">저널: 특정 분야에 대해 비디오가 많은가?</text:p>
          <text:list>
            <text:list-item>
              <text:p text:style-name="P512">대분야 아래의 소분야</text:p>
            </text:list-item>
            <text:list-item>
              <text:p text:style-name="P512">비디오→ 저널 조인 후 저널의 소분야 획득</text:p>
            </text:list-item>
          </text:list>
        </text:list-item>
        <text:list-item>
          <text:p text:style-name="P512">논문: 비디오 유뮤 그룹의 피인용수</text:p>
          <text:list>
            <text:list-item>
              <text:p text:style-name="P512">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38">200805</text:p>
      <text:p text:style-name="P237"/>
      <text:p text:style-name="P237"/>
      <text:p text:style-name="P335">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36">의의에 대해서 구체적으로 생각해두는게 중요</text:p>
      <text:p text:style-name="P232"/>
      <text:p text:style-name="P337">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39">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40">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41">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56">search_20200810_105326.txt</text:p>
      <text:p text:style-name="P356">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42">200811</text:p>
      <text:p text:style-name="P311">비디오 유무 그룹의 피인용수</text:p>
      <text:p text:style-name="P311">1. 논문에 출판 연월 등록</text:p>
      <text:p text:style-name="P311">2. <text:line-break/>비디오는</text:p>
      <text:list xml:id="list2650111762208942234" text:style-name="L55">
        <text:list-item>
          <text:p text:style-name="P519">현재까지의 모든 비디오?</text:p>
        </text:list-item>
        <text:list-item>
          <text:p text:style-name="P519">논문 발행 후 일정 기간 이내 비디오?(1년?)</text:p>
        </text:list-item>
      </text:list>
      <text:p text:style-name="P310"/>
      <text:p text:style-name="P312">200811.ipynb</text:p>
      <text:p text:style-name="P312">피인용 존재하는 논문<text:span text:style-name="T113">(dropna)</text:span></text:p>
      <text:list xml:id="list2450921674963815550" text:style-name="L56">
        <text:list-item>
          <text:p text:style-name="P520">2019comp 전체 / 비디오 유 그룹 비교</text:p>
          <text:list>
            <text:list-item>
              <text:p text:style-name="P520">t-test에서 p=0.202 → 유의하지 않음</text:p>
            </text:list-item>
          </text:list>
        </text:list-item>
        <text:list-item>
          <text:p text:style-name="P520">2014comp 전체 / 비디오 유 그룹 비교</text:p>
          <text:list>
            <text:list-item>
              <text:p text:style-name="P538"><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45142114747554" text:continue-numbering="true" text:style-name="L56">
        <text:list-header>
          <text:p text:style-name="P521"/>
        </text:list-header>
        <text:list-item>
          <text:p text:style-name="P521">2019comp 비디오 무 / 비디오 유 그룹 비교</text:p>
          <text:list>
            <text:list-item>
              <text:p text:style-name="P539"><text:span text:style-name="T71">t-test에서 p=0.</text:span><text:span text:style-name="T73">199</text:span><text:span text:style-name="T71"> → 유의하지 않음</text:span></text:p>
            </text:list-item>
          </text:list>
        </text:list-item>
        <text:list-item>
          <text:p text:style-name="P521">2014comp 비디오 무 / 비디오 유 그룹 비교</text:p>
          <text:list>
            <text:list-item>
              <text:p text:style-name="P539"><text:span text:style-name="T71">t-test에서 p=0.00</text:span><text:span text:style-name="T73">2</text:span><text:span text:style-name="T71"> → 유의함</text:span></text:p>
            </text:list-item>
          </text:list>
        </text:list-item>
      </text:list>
      <text:p text:style-name="P366"><text:span text:style-name="T72">→</text:span><text:span text:style-name="T73"> 2019년에 대해선, 비디오의 영향력은 미미</text:span></text:p>
      <text:p text:style-name="P276"/>
      <text:p text:style-name="P343">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44">200814</text:p>
      <text:p text:style-name="P284">altmetric확인</text:p>
      <text:p text:style-name="P284">-redirection에서 가능</text:p>
      <text:list xml:id="list8610122124589016666" text:style-name="L57">
        <text:list-item>
          <text:p text:style-name="P513">academic.oup.com/bib/article/</text:p>
        </text:list-item>
        <text:list-item>
          <text:p text:style-name="P513">academic.oup.com/bioinformatics/article/</text:p>
        </text:list-item>
        <text:list-item>
          <text:p text:style-name="P513">annals.math.princeton.edu/</text:p>
        </text:list-item>
        <text:list-item>
          <text:p text:style-name="P513">biologydirect.biomedcentral.com/articles/</text:p>
        </text:list-item>
        <text:list-item>
          <text:p text:style-name="P513">bmcbioinformatics.biomedcentral.com/articles/</text:p>
        </text:list-item>
        <text:list-item>
          <text:p text:style-name="P513">cambridge.org/core/journals/</text:p>
        </text:list-item>
        <text:list-item>
          <text:p text:style-name="P513">content.iospress.com/articles/</text:p>
        </text:list-item>
        <text:list-item>
          <text:p text:style-name="P513">gmd.copernicus.org/articles/</text:p>
        </text:list-item>
        <text:list-item>
          <text:p text:style-name="P515">journals.plos.org/ploscompbiol/article?id=</text:p>
        </text:list-item>
        <text:list-item>
          <text:p text:style-name="P517">journals.sagepub.com/doi/</text:p>
        </text:list-item>
        <text:list-item>
          <text:p text:style-name="P517">link.springer.com/article/</text:p>
        </text:list-item>
        <text:list-item>
          <text:p text:style-name="P517">nature.com/articles/</text:p>
        </text:list-item>
        <text:list-item>
          <text:p text:style-name="P517">onlinelibrary.wiley.com/doi/abs/</text:p>
        </text:list-item>
        <text:list-item>
          <text:p text:style-name="P517">projecteuclid.org/</text:p>
        </text:list-item>
        <text:list-item>
          <text:p text:style-name="P517">pubs.acs.org/doi/</text:p>
        </text:list-item>
        <text:list-item>
          <text:p text:style-name="P517">pubsonline.informs.org/doi/abs/</text:p>
        </text:list-item>
      </text:list>
      <text:p text:style-name="P284">-redirection에서 altmetric it 불가, 미지원</text:p>
      <text:list xml:id="list26882974039426130" text:style-name="L58">
        <text:list-item>
          <text:p text:style-name="P514">dl.acm.org/doi/</text:p>
        </text:list-item>
        <text:list-item>
          <text:p text:style-name="P516">ieeexplore.ieee.org/document/</text:p>
        </text:list-item>
        <text:list-item>
          <text:p text:style-name="P516">inderscience.com/offer.php?id=</text:p>
        </text:list-item>
        <text:list-item>
          <text:p text:style-name="P518">misq.org/</text:p>
        </text:list-item>
        <text:list-item>
          <text:p text:style-name="P518"/>
        </text:list-item>
        <text:list-item>
          <text:p text:style-name="P518"/>
        </text:list-item>
      </text:list>
      <text:p text:style-name="P278"/>
      <text:p text:style-name="P345">200814</text:p>
      <text:p text:style-name="P285">5월</text:p>
      <text:p text:style-name="P285">1.doi</text:p>
      <text:p text:style-name="P357">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46">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text:soft-page-break/>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47">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text:soft-page-break/>2.redirection</text:p>
      <text:p text:style-name="P295">search_20200818_222538.txt</text:p>
      <text:p text:style-name="P295">videos_20200818_223319.txt +20</text:p>
      <text:p text:style-name="P295"/>
      <text:p text:style-name="P348">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49">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71">테마</text:p>
          </table:table-cell>
          <table:table-cell table:style-name="표2.A1" office:value-type="string">
            <text:p text:style-name="P371">Scopus subject area</text:p>
          </table:table-cell>
          <table:table-cell table:style-name="표2.A1" office:value-type="string">
            <text:p text:style-name="P375">필터</text:p>
          </table:table-cell>
          <table:table-cell table:style-name="표2.A1" office:value-type="string">
            <text:p text:style-name="P375">list</text:p>
          </table:table-cell>
          <table:table-cell table:style-name="표2.E1" office:value-type="string">
            <text:p text:style-name="P384">파일</text:p>
          </table:table-cell>
        </table:table-row>
        <table:table-row>
          <table:table-cell table:style-name="표2.A2" office:value-type="string">
            <text:p text:style-name="P371">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79">Journals<text:span text:style-name="T101">+Conference Proceedings</text:span></text:p>
          </table:table-cell>
          <table:table-cell table:style-name="표2.A2" office:value-type="string">
            <text:p text:style-name="P383"/>
          </table:table-cell>
          <table:table-cell table:style-name="표2.E2" office:value-type="string">
            <text:p text:style-name="P375"/>
          </table:table-cell>
        </table:table-row>
        <table:table-row>
          <table:table-cell table:style-name="표2.A2" office:value-type="string">
            <text:p text:style-name="P375">Math &amp; Computer Science</text:p>
          </table:table-cell>
          <table:table-cell table:style-name="표2.A2" office:value-type="string">
            <text:p text:style-name="P118">Computer Science + Mathmatics</text:p>
          </table:table-cell>
          <table:table-cell table:style-name="표2.A2" office:value-type="string">
            <text:p text:style-name="P379">Journals<text:span text:style-name="T101">+Conference Proceedings</text:span></text:p>
          </table:table-cell>
          <table:table-cell table:style-name="표2.A2" office:value-type="string">
            <text:p text:style-name="P375">1000/<text:span text:style-name="T101">3427</text:span></text:p>
          </table:table-cell>
          <table:table-cell table:style-name="표2.E2" office:value-type="string">
            <text:p text:style-name="P375">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text:span><text:soft-page-break/><text:span text:style-name="T110">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text:soft-page-break/>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text:soft-page-break/>0022-4146 OR 00941190 OR 0094-1190 OR 14648849 OR 1464-8849 OR 15386341 OR 1538-6341 OR 09626298 OR 0962-6298 OR 01676393 OR 0167-6393 OR 02722631 OR 0272-2631 OR 13624806 OR 1362-4806 OR 14616688 OR 1461-6688)</text:p>
      <text:p text:style-name="P313">→<text:span text:style-name="T129"> 문서 436건 (적네?)</text:span></text:p>
      <text:p text:style-name="P313"/>
      <text:p text:style-name="P350">200826</text:p>
      <text:p text:style-name="P328">2018 <text:span text:style-name="T130">comp</text:span></text:p>
      <text:p text:style-name="P329">1월</text:p>
      <text:p text:style-name="P329">1.doi</text:p>
      <text:p text:style-name="P359">search_20200826_152658.txt</text:p>
      <text:p text:style-name="P358">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51">200827</text:p>
      <text:p text:style-name="P330">2.redirection</text:p>
      <text:p text:style-name="P330">search_20200827_151442.txt</text:p>
      <text:p text:style-name="P330">videos_20200827_152104.txt +3</text:p>
      <text:p text:style-name="P330"/>
      <text:p text:style-name="P330">3월</text:p>
      <text:p text:style-name="P330">1.doi</text:p>
      <text:p text:style-name="P331">search_20200827_152239.txt</text:p>
      <text:p text:style-name="P331">videos_20200827_155118.txt +13</text:p>
      <text:p text:style-name="P320">2.redirection</text:p>
      <text:p text:style-name="P321">search_20200827_155633.txt +2</text:p>
      <text:p text:style-name="P317"/>
      <text:p text:style-name="P352">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53">200902</text:p>
      <text:p text:style-name="P315">소스: 2019 soc+hum 9322건 5%→ 466건 → 공백20건 → 446건</text:p>
      <text:p text:style-name="P313"/>
      <text:p text:style-name="P354">200904</text:p>
      <text:p text:style-name="P325">비디오 메트릭 분석</text:p>
      <text:list xml:id="list145141075187833" text:continue-list="list6549756863756391613" text:style-name="L53">
        <text:list-item>
          <text:p text:style-name="P522">카운트</text:p>
          <text:list>
            <text:list-item>
              <text:p text:style-name="P522">카운트간 히트맵 <text:span text:style-name="T131">ok</text:span></text:p>
            </text:list-item>
            <text:list-item>
              <text:p text:style-name="P522">나이에 따른 카운트 증가 양상(모델화)</text:p>
              <text:list>
                <text:list-item>
                  <text:p text:style-name="P522">비디오 레이블-비디오 나이-채널 구독자수의 함수?</text:p>
                </text:list-item>
              </text:list>
            </text:list-item>
          </text:list>
        </text:list-item>
        <text:list-item>
          <text:p text:style-name="P522">레이블</text:p>
          <text:list>
            <text:list-item>
              <text:p text:style-name="P522">컨텐츠/비주얼/음성 구성비</text:p>
            </text:list-item>
          </text:list>
        </text:list-item>
      </text:list>
      <text:p text:style-name="P325"/>
      <text:p text:style-name="P325">추가 분석</text:p>
      <text:list xml:id="list5766232804292997689" text:style-name="L59">
        <text:list-item>
          <text:p text:style-name="P523">논문</text:p>
          <text:list>
            <text:list-item>
              <text:p text:style-name="P524">비디오 언급 비율 <text:span text:style-name="T131">ok</text:span></text:p>
            </text:list-item>
            <text:list-item>
              <text:p text:style-name="P523"><text:soft-page-break/>피인용수 <text:span text:style-name="T131">ok</text:span></text:p>
            </text:list-item>
            <text:list-item>
              <text:p text:style-name="P524">AAS <text:span text:style-name="T131">ok</text:span></text:p>
            </text:list-item>
            <text:list-item>
              <text:p text:style-name="P523"/>
            </text:list-item>
          </text:list>
        </text:list-item>
        <text:list-item>
          <text:p text:style-name="P523">저널</text:p>
          <text:list>
            <text:list-item>
              <text:p text:style-name="P523">분야별 비디오 있는 논문 비율: 비디오가 집중되는 대분야/소분야 <text:span text:style-name="T131">ok</text:span></text:p>
            </text:list-item>
            <text:list-item>
              <text:p text:style-name="P523">분야에 따른 비디오의 영향력 비교</text:p>
              <text:list>
                <text:list-item>
                  <text:p text:style-name="P523"/>
                </text:list-item>
              </text:list>
            </text:list-item>
          </text:list>
        </text:list-item>
        <text:list-item>
          <text:p text:style-name="P523"/>
        </text:list-item>
      </text:list>
      <text:p text:style-name="P324"/>
      <text:p text:style-name="P324"/>
      <text:p text:style-name="P355">200908</text:p>
      <text:p text:style-name="P326">2019 life 비디오 레이블 대상 idx 100개 추출</text:p>
      <text:p text:style-name="P326">random.sample(range(0, 351), 100)</text:p>
      <text:p text:style-name="P326">[2, 3, 6, 10, 12, 17, 18, 38, 43, 50, 55, 56, 59, 67, 72, 73, <text:span text:style-name="T1">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6"/>
      <text:p text:style-name="P327">발표...하자</text:p>
      <text:p text:style-name="P327"/>
      <text:p text:style-name="P525">테이블 channels 업데이트 완료: 2014 comp, 2014 life, 2019 comp, 2019 life</text:p>
      <text:p text:style-name="P525"/>
      <text:p text:style-name="P326"/>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08T14:51:39.932762915</dc:date>
    <meta:editing-duration>P3DT18H42M22S</meta:editing-duration>
    <meta:editing-cycles>335</meta:editing-cycles>
    <meta:generator>LibreOffice/5.1.6.2$Linux_X86_64 LibreOffice_project/10m0$Build-2</meta:generator>
    <meta:document-statistic meta:table-count="4" meta:image-count="0" meta:object-count="0" meta:page-count="37" meta:paragraph-count="1210" meta:word-count="22125" meta:character-count="87954" meta:non-whitespace-character-count="75040"/>
  </office:meta>
</office:document-meta>
</file>